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55cm"/>
    </style:style>
    <style:style style:name="co2" style:family="table-column">
      <style:table-column-properties fo:break-before="auto" style:column-width="11.82cm"/>
    </style:style>
    <style:style style:name="co3" style:family="table-column">
      <style:table-column-properties fo:break-before="auto" style:column-width="1.707cm"/>
    </style:style>
    <style:style style:name="co4" style:family="table-column">
      <style:table-column-properties fo:break-before="auto" style:column-width="3.584cm"/>
    </style:style>
    <style:style style:name="co5" style:family="table-column">
      <style:table-column-properties fo:break-before="auto" style:column-width="6.442cm"/>
    </style:style>
    <style:style style:name="co6" style:family="table-column">
      <style:table-column-properties fo:break-before="auto" style:column-width="14.24cm"/>
    </style:style>
    <style:style style:name="co7" style:family="table-column">
      <style:table-column-properties fo:break-before="auto" style:column-width="3.972cm"/>
    </style:style>
    <style:style style:name="co8" style:family="table-column">
      <style:table-column-properties fo:break-before="auto" style:column-width="1.475cm"/>
    </style:style>
    <style:style style:name="co9" style:family="table-column">
      <style:table-column-properties fo:break-before="auto" style:column-width="7.608cm"/>
    </style:style>
    <style:style style:name="co10" style:family="table-column">
      <style:table-column-properties fo:break-before="auto" style:column-width="4.554cm"/>
    </style:style>
    <style:style style:name="ro1" style:family="table-row">
      <style:table-row-properties style:row-height="0.526cm" fo:break-before="auto" style:use-optimal-row-height="true"/>
    </style:style>
    <style:style style:name="ro2" style:family="table-row">
      <style:table-row-properties style:row-height="2.895cm" fo:break-before="auto" style:use-optimal-row-height="true"/>
    </style:style>
    <style:style style:name="ro3" style:family="table-row">
      <style:table-row-properties style:row-height="0.496cm" fo:break-before="auto" style:use-optimal-row-height="true"/>
    </style:style>
    <style:style style:name="ro4" style:family="table-row">
      <style:table-row-properties style:row-height="0.453cm" fo:break-before="auto" style:use-optimal-row-height="true"/>
    </style:style>
    <style:style style:name="ta1" style:family="table" style:master-page-name="PageStyle_5f_Metadata">
      <style:table-properties table:display="true" style:writing-mode="lr-tb"/>
    </style:style>
    <style:style style:name="ta2" style:family="table" style:master-page-name="PageStyle_5f_Emissies">
      <style:table-properties table:display="true" style:writing-mode="lr-tb"/>
    </style:style>
    <style:style style:name="ce1" style:family="table-cell" style:parent-style-name="Default">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table table:name="Metadata" table:style-name="ta1" table:print="false">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text:p>Bron</text:p>
          </table:table-cell>
          <table:table-cell table:style-name="ce2" office:value-type="string">
            <text:p>https://emissieregistratie.nl</text:p>
          </table:table-cell>
          <table:table-cell table:number-columns-repeated="1022"/>
        </table:table-row>
        <table:table-row table:style-name="ro1">
          <table:table-cell table:style-name="ce1" office:value-type="string">
            <text:p>Tijdstip</text:p>
          </table:table-cell>
          <table:table-cell table:style-name="ce2" office:value-type="string">
            <text:p>08-03-2025 20:12 (GMT+01:00)</text:p>
          </table:table-cell>
          <table:table-cell table:number-columns-repeated="1022"/>
        </table:table-row>
        <table:table-row table:style-name="ro2">
          <table:table-cell/>
          <table:table-cell table:style-name="ce2" office:value-type="string">
            <text:p>Aan deze data kunnen geen rechten worden ontleend. De Emissieregistratie streeft naar het tonen van correcte en actuele emissiedata, maar kan niet garanderen dat de informatie juist is op het moment waarop deze wordt ontvangen, of dat deze na verloop van tijd nog steeds juist is. Data van de Emissieregistratie mag worden overgenomen, mits met bronvermelding.</text:p>
          </table:table-cell>
          <table:table-cell table:number-columns-repeated="1022"/>
        </table:table-row>
        <table:table-row table:style-name="ro3">
          <table:table-cell table:style-name="ce1" office:value-type="string">
            <text:p>Jaren</text:p>
          </table:table-cell>
          <table:table-cell table:number-columns-repeated="1023"/>
        </table:table-row>
        <table:table-row table:style-name="ro1">
          <table:table-cell/>
          <table:table-cell table:style-name="ce2" office:value-type="string">
            <text:p>2022</text:p>
          </table:table-cell>
          <table:table-cell table:number-columns-repeated="1022"/>
        </table:table-row>
        <table:table-row table:style-name="ro4">
          <table:table-cell table:number-columns-repeated="1024"/>
        </table:table-row>
        <table:table-row table:style-name="ro3">
          <table:table-cell table:style-name="ce1" office:value-type="string">
            <text:p>Stoffen</text:p>
          </table:table-cell>
          <table:table-cell table:number-columns-repeated="1023"/>
        </table:table-row>
        <table:table-row table:style-name="ro1">
          <table:table-cell/>
          <table:table-cell table:style-name="ce2" office:value-type="string">
            <text:p>Ammoniak</text:p>
          </table:table-cell>
          <table:table-cell table:number-columns-repeated="1022"/>
        </table:table-row>
        <table:table-row table:style-name="ro4">
          <table:table-cell table:number-columns-repeated="1024"/>
        </table:table-row>
        <table:table-row table:style-name="ro3">
          <table:table-cell table:style-name="ce1" office:value-type="string">
            <text:p>Compartimenten</text:p>
          </table:table-cell>
          <table:table-cell table:number-columns-repeated="1023"/>
        </table:table-row>
        <table:table-row table:style-name="ro1">
          <table:table-cell/>
          <table:table-cell table:style-name="ce2" office:value-type="string">
            <text:p>Lucht</text:p>
          </table:table-cell>
          <table:table-cell table:number-columns-repeated="1022"/>
        </table:table-row>
        <table:table-row table:style-name="ro4">
          <table:table-cell table:number-columns-repeated="1024"/>
        </table:table-row>
        <table:table-row table:style-name="ro3">
          <table:table-cell table:style-name="ce1" office:value-type="string">
            <text:p>Gebiedsindeling</text:p>
          </table:table-cell>
          <table:table-cell table:number-columns-repeated="1023"/>
        </table:table-row>
        <table:table-row table:style-name="ro1">
          <table:table-cell/>
          <table:table-cell table:style-name="ce2" office:value-type="string">
            <text:p>Nederland</text:p>
          </table:table-cell>
          <table:table-cell table:number-columns-repeated="1022"/>
        </table:table-row>
        <table:table-row table:style-name="ro4">
          <table:table-cell table:number-columns-repeated="1024"/>
        </table:table-row>
        <table:table-row table:style-name="ro3">
          <table:table-cell table:style-name="ce1" office:value-type="string">
            <text:p>Bronniveau</text:p>
          </table:table-cell>
          <table:table-cell table:number-columns-repeated="1023"/>
        </table:table-row>
        <table:table-row table:style-name="ro1">
          <table:table-cell/>
          <table:table-cell table:style-name="ce2" office:value-type="string">
            <text:p>Bedrijf</text:p>
          </table:table-cell>
          <table:table-cell table:number-columns-repeated="1022"/>
        </table:table-row>
      </table:table>
      <table:table table:name="Emissies" table:style-name="ta2" table:print="false">
        <office:forms form:automatic-focus="false" form:apply-design-mode="false"/>
        <table:table-column table:style-name="co3" table:number-columns-repeated="8"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3" table:number-columns-repeated="1009" table:default-cell-style-name="Default"/>
        <table:table-row table:style-name="ro3">
          <table:table-cell table:style-name="ce1" office:value-type="string">
            <text:p>Compartimentcode</text:p>
          </table:table-cell>
          <table:table-cell table:style-name="ce1" office:value-type="string">
            <text:p>Compartiment</text:p>
          </table:table-cell>
          <table:table-cell table:style-name="ce1" office:value-type="string">
            <text:p>Stofcode</text:p>
          </table:table-cell>
          <table:table-cell table:style-name="ce1" office:value-type="string">
            <text:p>Stof</text:p>
          </table:table-cell>
          <table:table-cell table:style-name="ce1" office:value-type="string">
            <text:p>Gebiedsindeling</text:p>
          </table:table-cell>
          <table:table-cell table:style-name="ce1" office:value-type="string">
            <text:p>Code_gebied</text:p>
          </table:table-cell>
          <table:table-cell table:style-name="ce1" office:value-type="string">
            <text:p>Gebied</text:p>
          </table:table-cell>
          <table:table-cell table:style-name="ce1" office:value-type="string">
            <text:p>Brontype</text:p>
          </table:table-cell>
          <table:table-cell table:style-name="ce1" office:value-type="string">
            <text:p>Sector</text:p>
          </table:table-cell>
          <table:table-cell table:style-name="ce1" office:value-type="string">
            <text:p>Subsector</text:p>
          </table:table-cell>
          <table:table-cell table:style-name="ce1" office:value-type="string">
            <text:p>Emissieoorzaak</text:p>
          </table:table-cell>
          <table:table-cell table:style-name="ce1" office:value-type="string">
            <text:p>Emissieoorzaak_code</text:p>
          </table:table-cell>
          <table:table-cell table:style-name="ce1" office:value-type="string">
            <text:p>Nic</text:p>
          </table:table-cell>
          <table:table-cell table:style-name="ce1" office:value-type="string">
            <text:p>Bedrijf</text:p>
          </table:table-cell>
          <table:table-cell table:style-name="ce1" office:value-type="string">
            <text:p>Straat</text:p>
          </table:table-cell>
          <table:table-cell table:style-name="ce1" office:value-type="string">
            <text:p>Huisnummer</text:p>
          </table:table-cell>
          <table:table-cell table:style-name="ce1" office:value-type="string">
            <text:p>Toevoeging</text:p>
          </table:table-cell>
          <table:table-cell table:style-name="ce1" office:value-type="string">
            <text:p>Postcode</text:p>
          </table:table-cell>
          <table:table-cell table:style-name="ce1" office:value-type="string">
            <text:p>Woonplaats</text:p>
          </table:table-cell>
          <table:table-cell table:style-name="ce1" office:value-type="string">
            <text:p>Xcoord</text:p>
          </table:table-cell>
          <table:table-cell table:style-name="ce1" office:value-type="string">
            <text:p>Ycoord</text:p>
          </table:table-cell>
          <table:table-cell table:style-name="ce1" office:value-type="string">
            <text:p>Sbi_code</text:p>
          </table:table-cell>
          <table:table-cell table:style-name="ce1" office:value-type="string">
            <text:p>Sbi_naam</text:p>
          </table:table-cell>
          <table:table-cell table:style-name="ce1" office:value-type="string">
            <text:p>Herkomst_code</text:p>
          </table:table-cell>
          <table:table-cell table:style-name="ce1" office:value-type="string">
            <text:p>Herkomst</text:p>
          </table:table-cell>
          <table:table-cell table:style-name="ce1" office:value-type="string">
            <text:p>Dataset</text:p>
          </table:table-cell>
          <table:table-cell table:style-name="ce1" office:value-type="string">
            <text:p>Jaar_2022</text:p>
          </table:table-cell>
          <table:table-cell table:style-name="ce1" office:value-type="string">
            <text:p>Eenheid</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Bedrijf</text:p>
          </table:table-cell>
          <table:table-cell office:value-type="string">
            <text:p>Energiesector</text:p>
          </table:table-cell>
          <table:table-cell office:value-type="string">
            <text:p>Opwekking electriciteit</text:p>
          </table:table-cell>
          <table:table-cell office:value-type="string">
            <text:p>SBI 35 (per bedrijf): Productie en distributie van elektriciteit en gas</text:p>
          </table:table-cell>
          <table:table-cell office:value-type="string">
            <text:p>T108500</text:p>
          </table:table-cell>
          <table:table-cell office:value-type="string">
            <text:p>202825</text:p>
          </table:table-cell>
          <table:table-cell office:value-type="string">
            <text:p>Eneco (Lage Weide)</text:p>
          </table:table-cell>
          <table:table-cell office:value-type="string">
            <text:p>Atoomweg</text:p>
          </table:table-cell>
          <table:table-cell office:value-type="string">
            <text:p>7</text:p>
          </table:table-cell>
          <table:table-cell office:value-type="string">
            <text:p>- 9</text:p>
          </table:table-cell>
          <table:table-cell office:value-type="string">
            <text:p>3542AA</text:p>
          </table:table-cell>
          <table:table-cell office:value-type="string">
            <text:p>Utrecht</text:p>
          </table:table-cell>
          <table:table-cell office:value-type="float" office:value="133424">
            <text:p>133424</text:p>
          </table:table-cell>
          <table:table-cell office:value-type="float" office:value="457245">
            <text:p>457245</text:p>
          </table:table-cell>
          <table:table-cell office:value-type="string">
            <text:p>35120</text:p>
          </table:table-cell>
          <table:table-cell office:value-type="string">
            <text:p>Beheer en exploitatie van transportnetten voor elektriciteit, aardgas en warm water</text:p>
          </table:table-cell>
          <table:table-cell office:value-type="string">
            <text:p>01</text:p>
          </table:table-cell>
          <table:table-cell office:value-type="string">
            <text:p>Milieujaarverslag, geaccepteerd door het bevoegd gezag</text:p>
          </table:table-cell>
          <table:table-cell office:value-type="string">
            <text:p>ER Reeks 1990-2023 Definitief (open)</text:p>
          </table:table-cell>
          <table:table-cell office:value-type="float" office:value="199">
            <text:p>199</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Bedrijf</text:p>
          </table:table-cell>
          <table:table-cell office:value-type="string">
            <text:p>Overige industrie</text:p>
          </table:table-cell>
          <table:table-cell office:value-type="string">
            <text:p>Bouwmaterialenindustrie</text:p>
          </table:table-cell>
          <table:table-cell office:value-type="string">
            <text:p>SBI 23 (per bedrijf): Bouwmaterialen- en glasindustrie</text:p>
          </table:table-cell>
          <table:table-cell office:value-type="string">
            <text:p>T102102</text:p>
          </table:table-cell>
          <table:table-cell office:value-type="string">
            <text:p>101405</text:p>
          </table:table-cell>
          <table:table-cell office:value-type="string">
            <text:p>Electric Glass Fiber NL BV</text:p>
          </table:table-cell>
          <table:table-cell office:value-type="string">
            <text:p>Energieweg</text:p>
          </table:table-cell>
          <table:table-cell office:value-type="string">
            <text:p>3</text:p>
          </table:table-cell>
          <table:table-cell/>
          <table:table-cell office:value-type="string">
            <text:p>9608PZ</text:p>
          </table:table-cell>
          <table:table-cell office:value-type="string">
            <text:p>Westerbroek</text:p>
          </table:table-cell>
          <table:table-cell office:value-type="float" office:value="241450">
            <text:p>241450</text:p>
          </table:table-cell>
          <table:table-cell office:value-type="float" office:value="577380">
            <text:p>577380</text:p>
          </table:table-cell>
          <table:table-cell office:value-type="string">
            <text:p>23140</text:p>
          </table:table-cell>
          <table:table-cell office:value-type="string">
            <text:p>Vervaardiging van glasvezels</text:p>
          </table:table-cell>
          <table:table-cell office:value-type="string">
            <text:p>01</text:p>
          </table:table-cell>
          <table:table-cell office:value-type="string">
            <text:p>Milieujaarverslag, geaccepteerd door het bevoegd gezag</text:p>
          </table:table-cell>
          <table:table-cell office:value-type="string">
            <text:p>ER Reeks 1990-2023 Definitief (open)</text:p>
          </table:table-cell>
          <table:table-cell office:value-type="float" office:value="66">
            <text:p>66</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Bedrijf</text:p>
          </table:table-cell>
          <table:table-cell office:value-type="string">
            <text:p>Chemische Industrie</text:p>
          </table:table-cell>
          <table:table-cell office:value-type="string">
            <text:p>Chemische Industrie basisproducten</text:p>
          </table:table-cell>
          <table:table-cell office:value-type="string">
            <text:p>SBI 20.16 (per bedrijf): Vervaardiging van kunststof in primaire vorm</text:p>
          </table:table-cell>
          <table:table-cell office:value-type="string">
            <text:p>T102800</text:p>
          </table:table-cell>
          <table:table-cell office:value-type="string">
            <text:p>41101</text:p>
          </table:table-cell>
          <table:table-cell office:value-type="string">
            <text:p>SABIC Innovative Plastics BV</text:p>
          </table:table-cell>
          <table:table-cell office:value-type="string">
            <text:p>Plasticslaan</text:p>
          </table:table-cell>
          <table:table-cell office:value-type="string">
            <text:p>1</text:p>
          </table:table-cell>
          <table:table-cell/>
          <table:table-cell office:value-type="string">
            <text:p>4612PX</text:p>
          </table:table-cell>
          <table:table-cell office:value-type="string">
            <text:p>Bergen op Zoom</text:p>
          </table:table-cell>
          <table:table-cell office:value-type="float" office:value="76463">
            <text:p>76463</text:p>
          </table:table-cell>
          <table:table-cell office:value-type="float" office:value="391896">
            <text:p>391896</text:p>
          </table:table-cell>
          <table:table-cell office:value-type="string">
            <text:p>20160</text:p>
          </table:table-cell>
          <table:table-cell office:value-type="string">
            <text:p>Vervaardiging van kunststof in primaire vorm</text:p>
          </table:table-cell>
          <table:table-cell office:value-type="string">
            <text:p>01</text:p>
          </table:table-cell>
          <table:table-cell office:value-type="string">
            <text:p>Milieujaarverslag, geaccepteerd door het bevoegd gezag</text:p>
          </table:table-cell>
          <table:table-cell office:value-type="string">
            <text:p>ER Reeks 1990-2023 Definitief (open)</text:p>
          </table:table-cell>
          <table:table-cell office:value-type="float" office:value="8">
            <text:p>8</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Bedrijf</text:p>
          </table:table-cell>
          <table:table-cell office:value-type="string">
            <text:p>Chemische Industrie</text:p>
          </table:table-cell>
          <table:table-cell office:value-type="string">
            <text:p>Chemische Industrie basisproducten</text:p>
          </table:table-cell>
          <table:table-cell office:value-type="string">
            <text:p>SBI 20.141 (per bedrijf): Vervaardiging van petrochemische producten</text:p>
          </table:table-cell>
          <table:table-cell office:value-type="string">
            <text:p>T102501</text:p>
          </table:table-cell>
          <table:table-cell office:value-type="string">
            <text:p>41003</text:p>
          </table:table-cell>
          <table:table-cell office:value-type="string">
            <text:p>Shell Nederland Chemie BV (Moerdijk)</text:p>
          </table:table-cell>
          <table:table-cell office:value-type="string">
            <text:p>Chemieweg</text:p>
          </table:table-cell>
          <table:table-cell office:value-type="string">
            <text:p>25</text:p>
          </table:table-cell>
          <table:table-cell/>
          <table:table-cell office:value-type="string">
            <text:p>4782SJ</text:p>
          </table:table-cell>
          <table:table-cell office:value-type="string">
            <text:p>Moerdijk</text:p>
          </table:table-cell>
          <table:table-cell office:value-type="float" office:value="97946">
            <text:p>97946</text:p>
          </table:table-cell>
          <table:table-cell office:value-type="float" office:value="411331">
            <text:p>411331</text:p>
          </table:table-cell>
          <table:table-cell office:value-type="string">
            <text:p>20141</text:p>
          </table:table-cell>
          <table:table-cell office:value-type="string">
            <text:p>Vervaardiging van petrochemische producten</text:p>
          </table:table-cell>
          <table:table-cell office:value-type="string">
            <text:p>01</text:p>
          </table:table-cell>
          <table:table-cell office:value-type="string">
            <text:p>Milieujaarverslag, geaccepteerd door het bevoegd gezag</text:p>
          </table:table-cell>
          <table:table-cell office:value-type="string">
            <text:p>ER Reeks 1990-2023 Definitief (open)</text:p>
          </table:table-cell>
          <table:table-cell office:value-type="float" office:value="884">
            <text:p>884</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Bedrijf</text:p>
          </table:table-cell>
          <table:table-cell office:value-type="string">
            <text:p>Chemische Industrie</text:p>
          </table:table-cell>
          <table:table-cell office:value-type="string">
            <text:p>Chemische Industrie basisproducten</text:p>
          </table:table-cell>
          <table:table-cell office:value-type="string">
            <text:p>SBI 20.149 (per bedrijf): Basischemie organisch (geen petrochemische producten)</text:p>
          </table:table-cell>
          <table:table-cell office:value-type="string">
            <text:p>T102601</text:p>
          </table:table-cell>
          <table:table-cell office:value-type="string">
            <text:p>101404</text:p>
          </table:table-cell>
          <table:table-cell office:value-type="string">
            <text:p>Delamine BV</text:p>
          </table:table-cell>
          <table:table-cell office:value-type="string">
            <text:p>Oosterhorn</text:p>
          </table:table-cell>
          <table:table-cell office:value-type="string">
            <text:p>8</text:p>
          </table:table-cell>
          <table:table-cell/>
          <table:table-cell office:value-type="string">
            <text:p>9936HD</text:p>
          </table:table-cell>
          <table:table-cell office:value-type="string">
            <text:p>Farmsum</text:p>
          </table:table-cell>
          <table:table-cell office:value-type="float" office:value="259936">
            <text:p>259936</text:p>
          </table:table-cell>
          <table:table-cell office:value-type="float" office:value="593060">
            <text:p>593060</text:p>
          </table:table-cell>
          <table:table-cell office:value-type="string">
            <text:p>20149</text:p>
          </table:table-cell>
          <table:table-cell office:value-type="string">
            <text:p>Vervaardiging van organische basischemicaliën (geen petrochemische producten)</text:p>
          </table:table-cell>
          <table:table-cell office:value-type="string">
            <text:p>01</text:p>
          </table:table-cell>
          <table:table-cell office:value-type="string">
            <text:p>Milieujaarverslag, geaccepteerd door het bevoegd gezag</text:p>
          </table:table-cell>
          <table:table-cell office:value-type="string">
            <text:p>ER Reeks 1990-2023 Definitief (open)</text:p>
          </table:table-cell>
          <table:table-cell office:value-type="float" office:value="75.49">
            <text:p>75,49</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Bedrijf</text:p>
          </table:table-cell>
          <table:table-cell office:value-type="string">
            <text:p>Raffinaderijen</text:p>
          </table:table-cell>
          <table:table-cell office:value-type="string">
            <text:p>Raffinage en verwerking</text:p>
          </table:table-cell>
          <table:table-cell office:value-type="string">
            <text:p>SBI 19.201 (per bedrijf): Aardolieraffinage</text:p>
          </table:table-cell>
          <table:table-cell office:value-type="string">
            <text:p>T102201</text:p>
          </table:table-cell>
          <table:table-cell office:value-type="string">
            <text:p>10057</text:p>
          </table:table-cell>
          <table:table-cell office:value-type="string">
            <text:p>Shell Nederland Raffinaderij BV</text:p>
          </table:table-cell>
          <table:table-cell office:value-type="string">
            <text:p>Vondelingenweg</text:p>
          </table:table-cell>
          <table:table-cell office:value-type="string">
            <text:p>601</text:p>
          </table:table-cell>
          <table:table-cell/>
          <table:table-cell office:value-type="string">
            <text:p>3196KK</text:p>
          </table:table-cell>
          <table:table-cell office:value-type="string">
            <text:p>Vondelingenplaat Rotterdam</text:p>
          </table:table-cell>
          <table:table-cell office:value-type="float" office:value="82574">
            <text:p>82574</text:p>
          </table:table-cell>
          <table:table-cell office:value-type="float" office:value="432924">
            <text:p>432924</text:p>
          </table:table-cell>
          <table:table-cell office:value-type="string">
            <text:p>19201</text:p>
          </table:table-cell>
          <table:table-cell office:value-type="string">
            <text:p>Aardolieraffinage</text:p>
          </table:table-cell>
          <table:table-cell office:value-type="string">
            <text:p>01</text:p>
          </table:table-cell>
          <table:table-cell office:value-type="string">
            <text:p>Milieujaarverslag, geaccepteerd door het bevoegd gezag</text:p>
          </table:table-cell>
          <table:table-cell office:value-type="string">
            <text:p>ER Reeks 1990-2023 Definitief (open)</text:p>
          </table:table-cell>
          <table:table-cell office:value-type="float" office:value="8743">
            <text:p>8743</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Bedrijf</text:p>
          </table:table-cell>
          <table:table-cell office:value-type="string">
            <text:p>Chemische Industrie</text:p>
          </table:table-cell>
          <table:table-cell office:value-type="string">
            <text:p>Chemische Industrie basisproducten</text:p>
          </table:table-cell>
          <table:table-cell office:value-type="string">
            <text:p>SBI 20.13 (per bedrijf): Basischemie anorganisch</text:p>
          </table:table-cell>
          <table:table-cell office:value-type="string">
            <text:p>T102500</text:p>
          </table:table-cell>
          <table:table-cell office:value-type="string">
            <text:p>101407</text:p>
          </table:table-cell>
          <table:table-cell office:value-type="string">
            <text:p>Zeolyst CV</text:p>
          </table:table-cell>
          <table:table-cell office:value-type="string">
            <text:p>Oosterhorn</text:p>
          </table:table-cell>
          <table:table-cell office:value-type="string">
            <text:p>36</text:p>
          </table:table-cell>
          <table:table-cell/>
          <table:table-cell office:value-type="string">
            <text:p>9936HD</text:p>
          </table:table-cell>
          <table:table-cell office:value-type="string">
            <text:p>Farmsum</text:p>
          </table:table-cell>
          <table:table-cell office:value-type="float" office:value="261647">
            <text:p>261647</text:p>
          </table:table-cell>
          <table:table-cell office:value-type="float" office:value="592403">
            <text:p>592403</text:p>
          </table:table-cell>
          <table:table-cell office:value-type="string">
            <text:p>20130</text:p>
          </table:table-cell>
          <table:table-cell office:value-type="string">
            <text:p>Vervaardiging van overige anorganische basischemicaliën</text:p>
          </table:table-cell>
          <table:table-cell office:value-type="string">
            <text:p>01</text:p>
          </table:table-cell>
          <table:table-cell office:value-type="string">
            <text:p>Milieujaarverslag, geaccepteerd door het bevoegd gezag</text:p>
          </table:table-cell>
          <table:table-cell office:value-type="string">
            <text:p>ER Reeks 1990-2023 Definitief (open)</text:p>
          </table:table-cell>
          <table:table-cell office:value-type="float" office:value="65">
            <text:p>65</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Bedrijf</text:p>
          </table:table-cell>
          <table:table-cell office:value-type="string">
            <text:p>Chemische Industrie</text:p>
          </table:table-cell>
          <table:table-cell office:value-type="string">
            <text:p>Chemische Industrie basisproducten</text:p>
          </table:table-cell>
          <table:table-cell office:value-type="string">
            <text:p>SBI 20.1 (per bedrijf): Vervaardiging van chemische basisproducten</text:p>
          </table:table-cell>
          <table:table-cell office:value-type="string">
            <text:p>T101100</text:p>
          </table:table-cell>
          <table:table-cell office:value-type="string">
            <text:p>51404</text:p>
          </table:table-cell>
          <table:table-cell office:value-type="string">
            <text:p>ICL-IP Terneuzen BV</text:p>
          </table:table-cell>
          <table:table-cell office:value-type="string">
            <text:p>Frankrijkweg</text:p>
          </table:table-cell>
          <table:table-cell office:value-type="string">
            <text:p>6</text:p>
          </table:table-cell>
          <table:table-cell/>
          <table:table-cell office:value-type="string">
            <text:p>4538BJ</text:p>
          </table:table-cell>
          <table:table-cell office:value-type="string">
            <text:p>Terneuzen</text:p>
          </table:table-cell>
          <table:table-cell office:value-type="float" office:value="46867">
            <text:p>46867</text:p>
          </table:table-cell>
          <table:table-cell office:value-type="float" office:value="369035">
            <text:p>369035</text:p>
          </table:table-cell>
          <table:table-cell office:value-type="string">
            <text:p>20149</text:p>
          </table:table-cell>
          <table:table-cell office:value-type="string">
            <text:p>Vervaardiging van organische basischemicaliën (geen petrochemische producten)</text:p>
          </table:table-cell>
          <table:table-cell office:value-type="string">
            <text:p>01</text:p>
          </table:table-cell>
          <table:table-cell office:value-type="string">
            <text:p>Milieujaarverslag, geaccepteerd door het bevoegd gezag</text:p>
          </table:table-cell>
          <table:table-cell office:value-type="string">
            <text:p>ER Reeks 1990-2023 Definitief (open)</text:p>
          </table:table-cell>
          <table:table-cell office:value-type="float" office:value="0.8">
            <text:p>0,8</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Bedrijf</text:p>
          </table:table-cell>
          <table:table-cell office:value-type="string">
            <text:p>Overige industrie</text:p>
          </table:table-cell>
          <table:table-cell office:value-type="string">
            <text:p>Voedings- en genotmiddelenindustrie</text:p>
          </table:table-cell>
          <table:table-cell office:value-type="string">
            <text:p>SBI 10.3 (per bedrijf): Groente- en fruitverwerking</text:p>
          </table:table-cell>
          <table:table-cell office:value-type="string">
            <text:p>T105100</text:p>
          </table:table-cell>
          <table:table-cell office:value-type="string">
            <text:p>62925</text:p>
          </table:table-cell>
          <table:table-cell office:value-type="string">
            <text:p>Aviko BV</text:p>
          </table:table-cell>
          <table:table-cell office:value-type="string">
            <text:p>Dr. A.Arienstraat</text:p>
          </table:table-cell>
          <table:table-cell office:value-type="string">
            <text:p>28</text:p>
          </table:table-cell>
          <table:table-cell/>
          <table:table-cell office:value-type="string">
            <text:p>7221CD</text:p>
          </table:table-cell>
          <table:table-cell office:value-type="string">
            <text:p>Steenderen</text:p>
          </table:table-cell>
          <table:table-cell office:value-type="float" office:value="210103">
            <text:p>210103</text:p>
          </table:table-cell>
          <table:table-cell office:value-type="float" office:value="453484">
            <text:p>453484</text:p>
          </table:table-cell>
          <table:table-cell office:value-type="string">
            <text:p>10310</text:p>
          </table:table-cell>
          <table:table-cell office:value-type="string">
            <text:p>Vervaardiging van aardappelproducten</text:p>
          </table:table-cell>
          <table:table-cell office:value-type="string">
            <text:p>01</text:p>
          </table:table-cell>
          <table:table-cell office:value-type="string">
            <text:p>Milieujaarverslag, geaccepteerd door het bevoegd gezag</text:p>
          </table:table-cell>
          <table:table-cell office:value-type="string">
            <text:p>ER Reeks 1990-2023 Definitief (open)</text:p>
          </table:table-cell>
          <table:table-cell office:value-type="float" office:value="434">
            <text:p>434</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Bedrijf</text:p>
          </table:table-cell>
          <table:table-cell office:value-type="string">
            <text:p>Overige industrie</text:p>
          </table:table-cell>
          <table:table-cell office:value-type="string">
            <text:p>Papier(waren)</text:p>
          </table:table-cell>
          <table:table-cell office:value-type="string">
            <text:p>SBI 17 (per bedrijf): Vervaardiging van papier, karton en papier- en kartonwaren</text:p>
          </table:table-cell>
          <table:table-cell office:value-type="string">
            <text:p>T100600</text:p>
          </table:table-cell>
          <table:table-cell office:value-type="string">
            <text:p>64360</text:p>
          </table:table-cell>
          <table:table-cell office:value-type="string">
            <text:p>Parenco B.V.</text:p>
          </table:table-cell>
          <table:table-cell office:value-type="string">
            <text:p>Veerweg</text:p>
          </table:table-cell>
          <table:table-cell office:value-type="string">
            <text:p>1</text:p>
          </table:table-cell>
          <table:table-cell/>
          <table:table-cell office:value-type="string">
            <text:p>6871AV</text:p>
          </table:table-cell>
          <table:table-cell office:value-type="string">
            <text:p>Renkum</text:p>
          </table:table-cell>
          <table:table-cell office:value-type="float" office:value="178450">
            <text:p>178450</text:p>
          </table:table-cell>
          <table:table-cell office:value-type="float" office:value="442450">
            <text:p>442450</text:p>
          </table:table-cell>
          <table:table-cell office:value-type="string">
            <text:p>17121</text:p>
          </table:table-cell>
          <table:table-cell office:value-type="string">
            <text:p>Vervaardiging van grafisch papier en karton</text:p>
          </table:table-cell>
          <table:table-cell office:value-type="string">
            <text:p>01</text:p>
          </table:table-cell>
          <table:table-cell office:value-type="string">
            <text:p>Milieujaarverslag, geaccepteerd door het bevoegd gezag</text:p>
          </table:table-cell>
          <table:table-cell office:value-type="string">
            <text:p>ER Reeks 1990-2023 Definitief (open)</text:p>
          </table:table-cell>
          <table:table-cell office:value-type="float" office:value="614.6">
            <text:p>614,6</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Bedrijf</text:p>
          </table:table-cell>
          <table:table-cell office:value-type="string">
            <text:p>Chemische Industrie</text:p>
          </table:table-cell>
          <table:table-cell office:value-type="string">
            <text:p>Chemische Industrie kunstmeststoffen</text:p>
          </table:table-cell>
          <table:table-cell office:value-type="string">
            <text:p>SBI 20.15 (per bedrijf): Vervaardiging van kunstmeststoffen en stikstofverbindingen</text:p>
          </table:table-cell>
          <table:table-cell office:value-type="string">
            <text:p>T102700</text:p>
          </table:table-cell>
          <table:table-cell office:value-type="string">
            <text:p>21102</text:p>
          </table:table-cell>
          <table:table-cell office:value-type="string">
            <text:p>ICL Fertilizers Europe CV</text:p>
          </table:table-cell>
          <table:table-cell office:value-type="string">
            <text:p>Fosfaatweg</text:p>
          </table:table-cell>
          <table:table-cell office:value-type="string">
            <text:p>48</text:p>
          </table:table-cell>
          <table:table-cell/>
          <table:table-cell office:value-type="string">
            <text:p>1013BM</text:p>
          </table:table-cell>
          <table:table-cell office:value-type="string">
            <text:p>Amsterdam</text:p>
          </table:table-cell>
          <table:table-cell office:value-type="float" office:value="120040">
            <text:p>120040</text:p>
          </table:table-cell>
          <table:table-cell office:value-type="float" office:value="490970">
            <text:p>490970</text:p>
          </table:table-cell>
          <table:table-cell office:value-type="string">
            <text:p>20150</text:p>
          </table:table-cell>
          <table:table-cell office:value-type="string">
            <text:p>Vervaardiging van kunstmeststoffen en stikstofverbindingen</text:p>
          </table:table-cell>
          <table:table-cell office:value-type="string">
            <text:p>01</text:p>
          </table:table-cell>
          <table:table-cell office:value-type="string">
            <text:p>Milieujaarverslag, geaccepteerd door het bevoegd gezag</text:p>
          </table:table-cell>
          <table:table-cell office:value-type="string">
            <text:p>ER Reeks 1990-2023 Definitief (open)</text:p>
          </table:table-cell>
          <table:table-cell office:value-type="float" office:value="320">
            <text:p>320</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Bedrijf</text:p>
          </table:table-cell>
          <table:table-cell office:value-type="string">
            <text:p>Overige industrie</text:p>
          </table:table-cell>
          <table:table-cell office:value-type="string">
            <text:p>Basismetaal</text:p>
          </table:table-cell>
          <table:table-cell office:value-type="string">
            <text:p>SBI 24.5 (per bedrijf): Gieten van metalen</text:p>
          </table:table-cell>
          <table:table-cell office:value-type="string">
            <text:p>T104901</text:p>
          </table:table-cell>
          <table:table-cell office:value-type="string">
            <text:p>83501</text:p>
          </table:table-cell>
          <table:table-cell office:value-type="string">
            <text:p>Rademakers Gieterij BV</text:p>
          </table:table-cell>
          <table:table-cell office:value-type="string">
            <text:p>Langestraat</text:p>
          </table:table-cell>
          <table:table-cell office:value-type="string">
            <text:p>12</text:p>
          </table:table-cell>
          <table:table-cell/>
          <table:table-cell office:value-type="string">
            <text:p>7891GA</text:p>
          </table:table-cell>
          <table:table-cell office:value-type="string">
            <text:p>Klazienaveen</text:p>
          </table:table-cell>
          <table:table-cell office:value-type="float" office:value="261750">
            <text:p>261750</text:p>
          </table:table-cell>
          <table:table-cell office:value-type="float" office:value="526950">
            <text:p>526950</text:p>
          </table:table-cell>
          <table:table-cell office:value-type="string">
            <text:p>24510</text:p>
          </table:table-cell>
          <table:table-cell office:value-type="string">
            <text:p>Gieten van ijzer</text:p>
          </table:table-cell>
          <table:table-cell office:value-type="string">
            <text:p>01</text:p>
          </table:table-cell>
          <table:table-cell office:value-type="string">
            <text:p>Milieujaarverslag, geaccepteerd door het bevoegd gezag</text:p>
          </table:table-cell>
          <table:table-cell office:value-type="string">
            <text:p>ER Reeks 1990-2023 Definitief (open)</text:p>
          </table:table-cell>
          <table:table-cell office:value-type="float" office:value="26.144">
            <text:p>26,144</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Bedrijf</text:p>
          </table:table-cell>
          <table:table-cell office:value-type="string">
            <text:p>Overige industrie</text:p>
          </table:table-cell>
          <table:table-cell office:value-type="string">
            <text:p>Voedings- en genotmiddelenindustrie</text:p>
          </table:table-cell>
          <table:table-cell office:value-type="string">
            <text:p>SBI 10.8 (per bedrijf): Overige voedingsmiddelenindustrie (exclusief SBI 10.81 en 10.82)</text:p>
          </table:table-cell>
          <table:table-cell office:value-type="string">
            <text:p>T105600</text:p>
          </table:table-cell>
          <table:table-cell office:value-type="string">
            <text:p>42310</text:p>
          </table:table-cell>
          <table:table-cell office:value-type="string">
            <text:p>Suiker Unie (Dinteloord)</text:p>
          </table:table-cell>
          <table:table-cell office:value-type="string">
            <text:p>Noordzeedijk</text:p>
          </table:table-cell>
          <table:table-cell office:value-type="string">
            <text:p>113</text:p>
          </table:table-cell>
          <table:table-cell/>
          <table:table-cell office:value-type="string">
            <text:p>4671TL</text:p>
          </table:table-cell>
          <table:table-cell office:value-type="string">
            <text:p>Dinteloord</text:p>
          </table:table-cell>
          <table:table-cell office:value-type="float" office:value="89012">
            <text:p>89012</text:p>
          </table:table-cell>
          <table:table-cell office:value-type="float" office:value="403688">
            <text:p>403688</text:p>
          </table:table-cell>
          <table:table-cell office:value-type="string">
            <text:p>10810</text:p>
          </table:table-cell>
          <table:table-cell office:value-type="string">
            <text:p>Vervaardiging van suiker</text:p>
          </table:table-cell>
          <table:table-cell office:value-type="string">
            <text:p>01</text:p>
          </table:table-cell>
          <table:table-cell office:value-type="string">
            <text:p>Milieujaarverslag, geaccepteerd door het bevoegd gezag</text:p>
          </table:table-cell>
          <table:table-cell office:value-type="string">
            <text:p>ER Reeks 1990-2023 Definitief (open)</text:p>
          </table:table-cell>
          <table:table-cell office:value-type="float" office:value="117134">
            <text:p>117134</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Bedrijf</text:p>
          </table:table-cell>
          <table:table-cell office:value-type="string">
            <text:p>Afvalverwijdering</text:p>
          </table:table-cell>
          <table:table-cell office:value-type="string">
            <text:p>AVI's</text:p>
          </table:table-cell>
          <table:table-cell office:value-type="string">
            <text:p>SBI 38.2 (per bedrijf): Behandeling van afval</text:p>
          </table:table-cell>
          <table:table-cell office:value-type="string">
            <text:p>T111201</text:p>
          </table:table-cell>
          <table:table-cell office:value-type="string">
            <text:p>200538</text:p>
          </table:table-cell>
          <table:table-cell office:value-type="string">
            <text:p>GMB Slibverwerking Zutphen BV</text:p>
          </table:table-cell>
          <table:table-cell office:value-type="string">
            <text:p>Oostzeestraat</text:p>
          </table:table-cell>
          <table:table-cell office:value-type="string">
            <text:p>3</text:p>
          </table:table-cell>
          <table:table-cell office:value-type="string">
            <text:p>b</text:p>
          </table:table-cell>
          <table:table-cell office:value-type="string">
            <text:p>7202CM</text:p>
          </table:table-cell>
          <table:table-cell office:value-type="string">
            <text:p>Zutphen</text:p>
          </table:table-cell>
          <table:table-cell office:value-type="float" office:value="210294">
            <text:p>210294</text:p>
          </table:table-cell>
          <table:table-cell office:value-type="float" office:value="463909">
            <text:p>463909</text:p>
          </table:table-cell>
          <table:table-cell office:value-type="string">
            <text:p>38210</text:p>
          </table:table-cell>
          <table:table-cell office:value-type="string">
            <text:p>Behandeling van onschadelijk afval</text:p>
          </table:table-cell>
          <table:table-cell office:value-type="string">
            <text:p>01</text:p>
          </table:table-cell>
          <table:table-cell office:value-type="string">
            <text:p>Milieujaarverslag, geaccepteerd door het bevoegd gezag</text:p>
          </table:table-cell>
          <table:table-cell office:value-type="string">
            <text:p>ER Reeks 1990-2023 Definitief (open)</text:p>
          </table:table-cell>
          <table:table-cell office:value-type="float" office:value="1167">
            <text:p>1167</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Bedrijf</text:p>
          </table:table-cell>
          <table:table-cell office:value-type="string">
            <text:p>Energiesector</text:p>
          </table:table-cell>
          <table:table-cell office:value-type="string">
            <text:p>Opwekking electriciteit</text:p>
          </table:table-cell>
          <table:table-cell office:value-type="string">
            <text:p>SBI 35 (per bedrijf): Productie en distributie van elektriciteit en gas</text:p>
          </table:table-cell>
          <table:table-cell office:value-type="string">
            <text:p>T108500</text:p>
          </table:table-cell>
          <table:table-cell office:value-type="string">
            <text:p>204654</text:p>
          </table:table-cell>
          <table:table-cell office:value-type="string">
            <text:p>Enecogen VOF</text:p>
          </table:table-cell>
          <table:table-cell office:value-type="string">
            <text:p>Markweg</text:p>
          </table:table-cell>
          <table:table-cell office:value-type="string">
            <text:p>194</text:p>
          </table:table-cell>
          <table:table-cell/>
          <table:table-cell office:value-type="string">
            <text:p>3198NB</text:p>
          </table:table-cell>
          <table:table-cell office:value-type="string">
            <text:p>EUROPOORT ROTTERDAM</text:p>
          </table:table-cell>
          <table:table-cell office:value-type="float" office:value="66120">
            <text:p>66120</text:p>
          </table:table-cell>
          <table:table-cell office:value-type="float" office:value="441896">
            <text:p>441896</text:p>
          </table:table-cell>
          <table:table-cell office:value-type="string">
            <text:p>35120</text:p>
          </table:table-cell>
          <table:table-cell office:value-type="string">
            <text:p>Beheer en exploitatie van transportnetten voor elektriciteit, aardgas en warm water</text:p>
          </table:table-cell>
          <table:table-cell office:value-type="string">
            <text:p>01</text:p>
          </table:table-cell>
          <table:table-cell office:value-type="string">
            <text:p>Milieujaarverslag, geaccepteerd door het bevoegd gezag</text:p>
          </table:table-cell>
          <table:table-cell office:value-type="string">
            <text:p>ER Reeks 1990-2023 Definitief (open)</text:p>
          </table:table-cell>
          <table:table-cell office:value-type="float" office:value="676.15">
            <text:p>676,15</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Bedrijf</text:p>
          </table:table-cell>
          <table:table-cell office:value-type="string">
            <text:p>Overige industrie</text:p>
          </table:table-cell>
          <table:table-cell office:value-type="string">
            <text:p>Basismetaal</text:p>
          </table:table-cell>
          <table:table-cell office:value-type="string">
            <text:p>SBI 24.45 (per bedrijf) Vervaardiging van overige non-ferrometalen, zink</text:p>
          </table:table-cell>
          <table:table-cell office:value-type="string">
            <text:p>T104706</text:p>
          </table:table-cell>
          <table:table-cell office:value-type="string">
            <text:p>48073</text:p>
          </table:table-cell>
          <table:table-cell office:value-type="string">
            <text:p>Nedzink BV</text:p>
          </table:table-cell>
          <table:table-cell office:value-type="string">
            <text:p>Hoofdstraat</text:p>
          </table:table-cell>
          <table:table-cell office:value-type="string">
            <text:p>1</text:p>
          </table:table-cell>
          <table:table-cell/>
          <table:table-cell office:value-type="string">
            <text:p>6024AA</text:p>
          </table:table-cell>
          <table:table-cell office:value-type="string">
            <text:p>Budel Dorplein</text:p>
          </table:table-cell>
          <table:table-cell office:value-type="float" office:value="169850">
            <text:p>169850</text:p>
          </table:table-cell>
          <table:table-cell office:value-type="float" office:value="360930">
            <text:p>360930</text:p>
          </table:table-cell>
          <table:table-cell office:value-type="string">
            <text:p>24430</text:p>
          </table:table-cell>
          <table:table-cell office:value-type="string">
            <text:p>Vervaardiging van lood, zink en tin</text:p>
          </table:table-cell>
          <table:table-cell office:value-type="string">
            <text:p>01</text:p>
          </table:table-cell>
          <table:table-cell office:value-type="string">
            <text:p>Milieujaarverslag, geaccepteerd door het bevoegd gezag</text:p>
          </table:table-cell>
          <table:table-cell office:value-type="string">
            <text:p>ER Reeks 1990-2023 Definitief (open)</text:p>
          </table:table-cell>
          <table:table-cell office:value-type="float" office:value="140">
            <text:p>140</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Bedrijf</text:p>
          </table:table-cell>
          <table:table-cell office:value-type="string">
            <text:p>Overige industrie</text:p>
          </table:table-cell>
          <table:table-cell office:value-type="string">
            <text:p>Voedings- en genotmiddelenindustrie</text:p>
          </table:table-cell>
          <table:table-cell office:value-type="string">
            <text:p>SBI 10.9 (per bedrijf): Diervoederindustrie</text:p>
          </table:table-cell>
          <table:table-cell office:value-type="string">
            <text:p>T105500</text:p>
          </table:table-cell>
          <table:table-cell office:value-type="string">
            <text:p>42834</text:p>
          </table:table-cell>
          <table:table-cell office:value-type="string">
            <text:p>Rendac Son BV</text:p>
          </table:table-cell>
          <table:table-cell office:value-type="string">
            <text:p>Kanaaldijk Noord</text:p>
          </table:table-cell>
          <table:table-cell office:value-type="string">
            <text:p>20</text:p>
          </table:table-cell>
          <table:table-cell office:value-type="string">
            <text:p>- 21</text:p>
          </table:table-cell>
          <table:table-cell office:value-type="string">
            <text:p>5691NM</text:p>
          </table:table-cell>
          <table:table-cell office:value-type="string">
            <text:p>Son</text:p>
          </table:table-cell>
          <table:table-cell office:value-type="float" office:value="159100">
            <text:p>159100</text:p>
          </table:table-cell>
          <table:table-cell office:value-type="float" office:value="390650">
            <text:p>390650</text:p>
          </table:table-cell>
          <table:table-cell office:value-type="string">
            <text:p>10910</text:p>
          </table:table-cell>
          <table:table-cell office:value-type="string">
            <text:p>Vervaardiging van veevoeders</text:p>
          </table:table-cell>
          <table:table-cell office:value-type="string">
            <text:p>01</text:p>
          </table:table-cell>
          <table:table-cell office:value-type="string">
            <text:p>Milieujaarverslag, geaccepteerd door het bevoegd gezag</text:p>
          </table:table-cell>
          <table:table-cell office:value-type="string">
            <text:p>ER Reeks 1990-2023 Definitief (open)</text:p>
          </table:table-cell>
          <table:table-cell office:value-type="float" office:value="4702">
            <text:p>4702</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Bedrijf</text:p>
          </table:table-cell>
          <table:table-cell office:value-type="string">
            <text:p>Raffinaderijen</text:p>
          </table:table-cell>
          <table:table-cell office:value-type="string">
            <text:p>Raffinage en verwerking</text:p>
          </table:table-cell>
          <table:table-cell office:value-type="string">
            <text:p>SBI 19.201 (per bedrijf): Aardolieraffinage</text:p>
          </table:table-cell>
          <table:table-cell office:value-type="string">
            <text:p>T102201</text:p>
          </table:table-cell>
          <table:table-cell office:value-type="string">
            <text:p>51501</text:p>
          </table:table-cell>
          <table:table-cell office:value-type="string">
            <text:p>Zeeland Refinery N.V.</text:p>
          </table:table-cell>
          <table:table-cell office:value-type="string">
            <text:p>Luxemburgweg</text:p>
          </table:table-cell>
          <table:table-cell office:value-type="string">
            <text:p>1</text:p>
          </table:table-cell>
          <table:table-cell/>
          <table:table-cell office:value-type="string">
            <text:p>4455TM</text:p>
          </table:table-cell>
          <table:table-cell office:value-type="string">
            <text:p>Nieuwdorp</text:p>
          </table:table-cell>
          <table:table-cell office:value-type="float" office:value="39593">
            <text:p>39593</text:p>
          </table:table-cell>
          <table:table-cell office:value-type="float" office:value="385373">
            <text:p>385373</text:p>
          </table:table-cell>
          <table:table-cell office:value-type="string">
            <text:p>19201</text:p>
          </table:table-cell>
          <table:table-cell office:value-type="string">
            <text:p>Aardolieraffinage</text:p>
          </table:table-cell>
          <table:table-cell office:value-type="string">
            <text:p>01</text:p>
          </table:table-cell>
          <table:table-cell office:value-type="string">
            <text:p>Milieujaarverslag, geaccepteerd door het bevoegd gezag</text:p>
          </table:table-cell>
          <table:table-cell office:value-type="string">
            <text:p>ER Reeks 1990-2023 Definitief (open)</text:p>
          </table:table-cell>
          <table:table-cell office:value-type="float" office:value="403">
            <text:p>403</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Bedrijf</text:p>
          </table:table-cell>
          <table:table-cell office:value-type="string">
            <text:p>Chemische Industrie</text:p>
          </table:table-cell>
          <table:table-cell office:value-type="string">
            <text:p>Chemische Industrie basisproducten</text:p>
          </table:table-cell>
          <table:table-cell office:value-type="string">
            <text:p>SBI 20.13 (per bedrijf): Basischemie anorganisch</text:p>
          </table:table-cell>
          <table:table-cell office:value-type="string">
            <text:p>T102500</text:p>
          </table:table-cell>
          <table:table-cell office:value-type="string">
            <text:p>104710</text:p>
          </table:table-cell>
          <table:table-cell office:value-type="string">
            <text:p>ESD-SIC BV</text:p>
          </table:table-cell>
          <table:table-cell office:value-type="string">
            <text:p>Kloosterlaan</text:p>
          </table:table-cell>
          <table:table-cell office:value-type="string">
            <text:p>11</text:p>
          </table:table-cell>
          <table:table-cell office:value-type="string">
            <text:p>- 13</text:p>
          </table:table-cell>
          <table:table-cell office:value-type="string">
            <text:p>9936TE</text:p>
          </table:table-cell>
          <table:table-cell office:value-type="string">
            <text:p>Farmsum</text:p>
          </table:table-cell>
          <table:table-cell office:value-type="float" office:value="260222">
            <text:p>260222</text:p>
          </table:table-cell>
          <table:table-cell office:value-type="float" office:value="591232">
            <text:p>591232</text:p>
          </table:table-cell>
          <table:table-cell office:value-type="string">
            <text:p>20130</text:p>
          </table:table-cell>
          <table:table-cell office:value-type="string">
            <text:p>Vervaardiging van overige anorganische basischemicaliën</text:p>
          </table:table-cell>
          <table:table-cell office:value-type="string">
            <text:p>01</text:p>
          </table:table-cell>
          <table:table-cell office:value-type="string">
            <text:p>Milieujaarverslag, geaccepteerd door het bevoegd gezag</text:p>
          </table:table-cell>
          <table:table-cell office:value-type="string">
            <text:p>ER Reeks 1990-2023 Definitief (open)</text:p>
          </table:table-cell>
          <table:table-cell office:value-type="float" office:value="5796">
            <text:p>5796</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Bedrijf</text:p>
          </table:table-cell>
          <table:table-cell office:value-type="string">
            <text:p>Afvalverwijdering</text:p>
          </table:table-cell>
          <table:table-cell office:value-type="string">
            <text:p>AVI's</text:p>
          </table:table-cell>
          <table:table-cell office:value-type="string">
            <text:p>SBI 38.2 (per bedrijf): Afvalinzameling/beh, AVI's</text:p>
          </table:table-cell>
          <table:table-cell office:value-type="string">
            <text:p>T104201</text:p>
          </table:table-cell>
          <table:table-cell office:value-type="string">
            <text:p>44009</text:p>
          </table:table-cell>
          <table:table-cell office:value-type="string">
            <text:p>Attero BV (Moerdijk)</text:p>
          </table:table-cell>
          <table:table-cell office:value-type="string">
            <text:p>Middenweg</text:p>
          </table:table-cell>
          <table:table-cell office:value-type="string">
            <text:p>34</text:p>
          </table:table-cell>
          <table:table-cell/>
          <table:table-cell office:value-type="string">
            <text:p>4782PM</text:p>
          </table:table-cell>
          <table:table-cell office:value-type="string">
            <text:p>Moerdijk</text:p>
          </table:table-cell>
          <table:table-cell office:value-type="float" office:value="99289">
            <text:p>99289</text:p>
          </table:table-cell>
          <table:table-cell office:value-type="float" office:value="410805">
            <text:p>410805</text:p>
          </table:table-cell>
          <table:table-cell office:value-type="string">
            <text:p>38210</text:p>
          </table:table-cell>
          <table:table-cell office:value-type="string">
            <text:p>Behandeling van onschadelijk afval</text:p>
          </table:table-cell>
          <table:table-cell office:value-type="string">
            <text:p>01</text:p>
          </table:table-cell>
          <table:table-cell office:value-type="string">
            <text:p>Milieujaarverslag, geaccepteerd door het bevoegd gezag</text:p>
          </table:table-cell>
          <table:table-cell office:value-type="string">
            <text:p>ER Reeks 1990-2023 Definitief (open)</text:p>
          </table:table-cell>
          <table:table-cell office:value-type="float" office:value="7552">
            <text:p>7552</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Bedrijf</text:p>
          </table:table-cell>
          <table:table-cell office:value-type="string">
            <text:p>Overige industrie</text:p>
          </table:table-cell>
          <table:table-cell office:value-type="string">
            <text:p>Voedings- en genotmiddelenindustrie</text:p>
          </table:table-cell>
          <table:table-cell office:value-type="string">
            <text:p>SBI 10.5 (per bedrijf): Zuivelindustrie</text:p>
          </table:table-cell>
          <table:table-cell office:value-type="string">
            <text:p>T105300</text:p>
          </table:table-cell>
          <table:table-cell office:value-type="string">
            <text:p>42034</text:p>
          </table:table-cell>
          <table:table-cell office:value-type="string">
            <text:p>FrieslandCampina Veghel (DMV International)</text:p>
          </table:table-cell>
          <table:table-cell office:value-type="string">
            <text:p>N.C.B.-laan</text:p>
          </table:table-cell>
          <table:table-cell office:value-type="string">
            <text:p>80</text:p>
          </table:table-cell>
          <table:table-cell/>
          <table:table-cell office:value-type="string">
            <text:p>5462GE</text:p>
          </table:table-cell>
          <table:table-cell office:value-type="string">
            <text:p>Veghel</text:p>
          </table:table-cell>
          <table:table-cell office:value-type="float" office:value="164550">
            <text:p>164550</text:p>
          </table:table-cell>
          <table:table-cell office:value-type="float" office:value="402920">
            <text:p>402920</text:p>
          </table:table-cell>
          <table:table-cell office:value-type="string">
            <text:p>10510</text:p>
          </table:table-cell>
          <table:table-cell office:value-type="string">
            <text:p>Vervaardiging van zuivelproducten (geen consumptie-ijs)</text:p>
          </table:table-cell>
          <table:table-cell office:value-type="string">
            <text:p>01</text:p>
          </table:table-cell>
          <table:table-cell office:value-type="string">
            <text:p>Milieujaarverslag, geaccepteerd door het bevoegd gezag</text:p>
          </table:table-cell>
          <table:table-cell office:value-type="string">
            <text:p>ER Reeks 1990-2023 Definitief (open)</text:p>
          </table:table-cell>
          <table:table-cell office:value-type="float" office:value="22631">
            <text:p>22631</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Bedrijf</text:p>
          </table:table-cell>
          <table:table-cell office:value-type="string">
            <text:p>Overige industrie</text:p>
          </table:table-cell>
          <table:table-cell office:value-type="string">
            <text:p>Voedings- en genotmiddelenindustrie</text:p>
          </table:table-cell>
          <table:table-cell office:value-type="string">
            <text:p>SBI 10-12 (per bedrijf): Voedings- &amp; genotmiddelenindustrie</text:p>
          </table:table-cell>
          <table:table-cell office:value-type="string">
            <text:p>T100201</text:p>
          </table:table-cell>
          <table:table-cell office:value-type="string">
            <text:p>22201</text:p>
          </table:table-cell>
          <table:table-cell office:value-type="string">
            <text:p>Olam Cocoa BV</text:p>
          </table:table-cell>
          <table:table-cell office:value-type="string">
            <text:p>Stationsstraat</text:p>
          </table:table-cell>
          <table:table-cell office:value-type="string">
            <text:p>76</text:p>
          </table:table-cell>
          <table:table-cell/>
          <table:table-cell office:value-type="string">
            <text:p>1541LJ</text:p>
          </table:table-cell>
          <table:table-cell office:value-type="string">
            <text:p>Koog aan de Zaan</text:p>
          </table:table-cell>
          <table:table-cell office:value-type="float" office:value="115668">
            <text:p>115668</text:p>
          </table:table-cell>
          <table:table-cell office:value-type="float" office:value="498195">
            <text:p>498195</text:p>
          </table:table-cell>
          <table:table-cell office:value-type="string">
            <text:p>10821</text:p>
          </table:table-cell>
          <table:table-cell office:value-type="string">
            <text:p>Verwerking van cacao</text:p>
          </table:table-cell>
          <table:table-cell office:value-type="string">
            <text:p>01</text:p>
          </table:table-cell>
          <table:table-cell office:value-type="string">
            <text:p>Milieujaarverslag, geaccepteerd door het bevoegd gezag</text:p>
          </table:table-cell>
          <table:table-cell office:value-type="string">
            <text:p>ER Reeks 1990-2023 Definitief (open)</text:p>
          </table:table-cell>
          <table:table-cell office:value-type="float" office:value="39743">
            <text:p>39743</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Bedrijf</text:p>
          </table:table-cell>
          <table:table-cell office:value-type="string">
            <text:p>Overige industrie</text:p>
          </table:table-cell>
          <table:table-cell office:value-type="string">
            <text:p>Bouwmaterialenindustrie</text:p>
          </table:table-cell>
          <table:table-cell office:value-type="string">
            <text:p>SBI 23 (per bedrijf): Bouwmaterialen- en glasindustrie</text:p>
          </table:table-cell>
          <table:table-cell office:value-type="string">
            <text:p>T102102</text:p>
          </table:table-cell>
          <table:table-cell office:value-type="string">
            <text:p>4753</text:p>
          </table:table-cell>
          <table:table-cell office:value-type="string">
            <text:p>Rockwool B.V.</text:p>
          </table:table-cell>
          <table:table-cell office:value-type="string">
            <text:p>Industrieweg</text:p>
          </table:table-cell>
          <table:table-cell office:value-type="string">
            <text:p>15</text:p>
          </table:table-cell>
          <table:table-cell/>
          <table:table-cell office:value-type="string">
            <text:p>6045JG</text:p>
          </table:table-cell>
          <table:table-cell office:value-type="string">
            <text:p>Roermond</text:p>
          </table:table-cell>
          <table:table-cell office:value-type="float" office:value="200915">
            <text:p>200915</text:p>
          </table:table-cell>
          <table:table-cell office:value-type="float" office:value="353671">
            <text:p>353671</text:p>
          </table:table-cell>
          <table:table-cell office:value-type="string">
            <text:p>23990</text:p>
          </table:table-cell>
          <table:table-cell office:value-type="string">
            <text:p>Vervaardiging van niet-metaalhoudende minerale producten (geen schuur-, slijp- en polijstmiddelen)</text:p>
          </table:table-cell>
          <table:table-cell office:value-type="string">
            <text:p>01</text:p>
          </table:table-cell>
          <table:table-cell office:value-type="string">
            <text:p>Milieujaarverslag, geaccepteerd door het bevoegd gezag</text:p>
          </table:table-cell>
          <table:table-cell office:value-type="string">
            <text:p>ER Reeks 1990-2023 Definitief (open)</text:p>
          </table:table-cell>
          <table:table-cell office:value-type="float" office:value="225067">
            <text:p>225067</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Bedrijf</text:p>
          </table:table-cell>
          <table:table-cell office:value-type="string">
            <text:p>Afvalverwijdering</text:p>
          </table:table-cell>
          <table:table-cell office:value-type="string">
            <text:p>AVI's</text:p>
          </table:table-cell>
          <table:table-cell office:value-type="string">
            <text:p>SBI 38.2 (per bedrijf): Afvalinzameling/beh, AVI's</text:p>
          </table:table-cell>
          <table:table-cell office:value-type="string">
            <text:p>T104201</text:p>
          </table:table-cell>
          <table:table-cell office:value-type="string">
            <text:p>64004</text:p>
          </table:table-cell>
          <table:table-cell office:value-type="string">
            <text:p>AVR Afvalverwerking BV (Duiven)</text:p>
          </table:table-cell>
          <table:table-cell office:value-type="string">
            <text:p>Rivierweg</text:p>
          </table:table-cell>
          <table:table-cell office:value-type="string">
            <text:p>20</text:p>
          </table:table-cell>
          <table:table-cell/>
          <table:table-cell office:value-type="string">
            <text:p>6921PZ</text:p>
          </table:table-cell>
          <table:table-cell office:value-type="string">
            <text:p>Duiven</text:p>
          </table:table-cell>
          <table:table-cell office:value-type="float" office:value="197134">
            <text:p>197134</text:p>
          </table:table-cell>
          <table:table-cell office:value-type="float" office:value="442636">
            <text:p>442636</text:p>
          </table:table-cell>
          <table:table-cell office:value-type="string">
            <text:p>38210</text:p>
          </table:table-cell>
          <table:table-cell office:value-type="string">
            <text:p>Behandeling van onschadelijk afval</text:p>
          </table:table-cell>
          <table:table-cell office:value-type="string">
            <text:p>01</text:p>
          </table:table-cell>
          <table:table-cell office:value-type="string">
            <text:p>Milieujaarverslag, geaccepteerd door het bevoegd gezag</text:p>
          </table:table-cell>
          <table:table-cell office:value-type="string">
            <text:p>ER Reeks 1990-2023 Definitief (open)</text:p>
          </table:table-cell>
          <table:table-cell office:value-type="float" office:value="3241.03">
            <text:p>3241,03</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Bedrijf</text:p>
          </table:table-cell>
          <table:table-cell office:value-type="string">
            <text:p>Chemische Industrie</text:p>
          </table:table-cell>
          <table:table-cell office:value-type="string">
            <text:p>Chemische Industrie basisproducten</text:p>
          </table:table-cell>
          <table:table-cell office:value-type="string">
            <text:p>SBI 20.11 (per bedrijf): Vervaardiging van industriële gassen</text:p>
          </table:table-cell>
          <table:table-cell office:value-type="string">
            <text:p>T104700</text:p>
          </table:table-cell>
          <table:table-cell office:value-type="string">
            <text:p>28094</text:p>
          </table:table-cell>
          <table:table-cell office:value-type="string">
            <text:p>Linde Gas Benelux BV</text:p>
          </table:table-cell>
          <table:table-cell office:value-type="string">
            <text:p>Wenckebachstraat</text:p>
          </table:table-cell>
          <table:table-cell office:value-type="string">
            <text:p>1</text:p>
          </table:table-cell>
          <table:table-cell office:value-type="string">
            <text:p>4 d 16</text:p>
          </table:table-cell>
          <table:table-cell office:value-type="string">
            <text:p>1951JZ</text:p>
          </table:table-cell>
          <table:table-cell office:value-type="string">
            <text:p>Velsen Noord</text:p>
          </table:table-cell>
          <table:table-cell office:value-type="float" office:value="101802">
            <text:p>101802</text:p>
          </table:table-cell>
          <table:table-cell office:value-type="float" office:value="499926">
            <text:p>499926</text:p>
          </table:table-cell>
          <table:table-cell office:value-type="string">
            <text:p>20110</text:p>
          </table:table-cell>
          <table:table-cell office:value-type="string">
            <text:p>Vervaardiging van industriële gassen</text:p>
          </table:table-cell>
          <table:table-cell office:value-type="string">
            <text:p>01</text:p>
          </table:table-cell>
          <table:table-cell office:value-type="string">
            <text:p>Milieujaarverslag, geaccepteerd door het bevoegd gezag</text:p>
          </table:table-cell>
          <table:table-cell office:value-type="string">
            <text:p>ER Reeks 1990-2023 Definitief (open)</text:p>
          </table:table-cell>
          <table:table-cell office:value-type="float" office:value="200">
            <text:p>200</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Bedrijf</text:p>
          </table:table-cell>
          <table:table-cell office:value-type="string">
            <text:p>Chemische Industrie</text:p>
          </table:table-cell>
          <table:table-cell office:value-type="string">
            <text:p>Chemische Industrie overig</text:p>
          </table:table-cell>
          <table:table-cell office:value-type="string">
            <text:p>SBI 20.59 (per bedrijf): Vervaardiging van overige chemische producten n.e.g.</text:p>
          </table:table-cell>
          <table:table-cell office:value-type="string">
            <text:p>T103600</text:p>
          </table:table-cell>
          <table:table-cell office:value-type="string">
            <text:p>21403</text:p>
          </table:table-cell>
          <table:table-cell office:value-type="string">
            <text:p>Cabot Norit Nederland B.V.</text:p>
          </table:table-cell>
          <table:table-cell office:value-type="string">
            <text:p>Pieter Ghijsenlaan</text:p>
          </table:table-cell>
          <table:table-cell office:value-type="string">
            <text:p>42</text:p>
          </table:table-cell>
          <table:table-cell/>
          <table:table-cell office:value-type="string">
            <text:p>1506PW</text:p>
          </table:table-cell>
          <table:table-cell office:value-type="string">
            <text:p>Zaandam</text:p>
          </table:table-cell>
          <table:table-cell office:value-type="float" office:value="116710">
            <text:p>116710</text:p>
          </table:table-cell>
          <table:table-cell office:value-type="float" office:value="492900">
            <text:p>492900</text:p>
          </table:table-cell>
          <table:table-cell office:value-type="string">
            <text:p>20590</text:p>
          </table:table-cell>
          <table:table-cell office:value-type="string">
            <text:p>Vervaardiging van overige chemische producten n.e.g.</text:p>
          </table:table-cell>
          <table:table-cell office:value-type="string">
            <text:p>01</text:p>
          </table:table-cell>
          <table:table-cell office:value-type="string">
            <text:p>Milieujaarverslag, geaccepteerd door het bevoegd gezag</text:p>
          </table:table-cell>
          <table:table-cell office:value-type="string">
            <text:p>ER Reeks 1990-2023 Definitief (open)</text:p>
          </table:table-cell>
          <table:table-cell office:value-type="float" office:value="19">
            <text:p>19</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Bedrijf</text:p>
          </table:table-cell>
          <table:table-cell office:value-type="string">
            <text:p>Energiesector</text:p>
          </table:table-cell>
          <table:table-cell office:value-type="string">
            <text:p>Opwekking electriciteit</text:p>
          </table:table-cell>
          <table:table-cell office:value-type="string">
            <text:p>SBI 35 (per bedrijf): Productie en distributie van elektriciteit en gas</text:p>
          </table:table-cell>
          <table:table-cell office:value-type="string">
            <text:p>T108500</text:p>
          </table:table-cell>
          <table:table-cell office:value-type="string">
            <text:p>12149</text:p>
          </table:table-cell>
          <table:table-cell office:value-type="string">
            <text:p>Uniper Centrale Maasvlakte</text:p>
          </table:table-cell>
          <table:table-cell office:value-type="string">
            <text:p>Coloradoweg</text:p>
          </table:table-cell>
          <table:table-cell office:value-type="string">
            <text:p>10</text:p>
          </table:table-cell>
          <table:table-cell/>
          <table:table-cell office:value-type="string">
            <text:p>3199LA</text:p>
          </table:table-cell>
          <table:table-cell office:value-type="string">
            <text:p>Maasvlakte Rotterdam</text:p>
          </table:table-cell>
          <table:table-cell office:value-type="float" office:value="61481">
            <text:p>61481</text:p>
          </table:table-cell>
          <table:table-cell office:value-type="float" office:value="442057">
            <text:p>442057</text:p>
          </table:table-cell>
          <table:table-cell office:value-type="string">
            <text:p>35111</text:p>
          </table:table-cell>
          <table:table-cell office:value-type="string">
            <text:p>Productie van elektriciteit door thermische, kern- en warmtekrachtcentrales</text:p>
          </table:table-cell>
          <table:table-cell office:value-type="string">
            <text:p>01</text:p>
          </table:table-cell>
          <table:table-cell office:value-type="string">
            <text:p>Milieujaarverslag, geaccepteerd door het bevoegd gezag</text:p>
          </table:table-cell>
          <table:table-cell office:value-type="string">
            <text:p>ER Reeks 1990-2023 Definitief (open)</text:p>
          </table:table-cell>
          <table:table-cell office:value-type="float" office:value="34">
            <text:p>34</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Bedrijf</text:p>
          </table:table-cell>
          <table:table-cell office:value-type="string">
            <text:p>Chemische Industrie</text:p>
          </table:table-cell>
          <table:table-cell office:value-type="string">
            <text:p>Chemische Industrie basisproducten</text:p>
          </table:table-cell>
          <table:table-cell office:value-type="string">
            <text:p>SBI 20.1 (per bedrijf): Vervaardiging van chemische basisproducten</text:p>
          </table:table-cell>
          <table:table-cell office:value-type="string">
            <text:p>T101100</text:p>
          </table:table-cell>
          <table:table-cell office:value-type="string">
            <text:p>10016</text:p>
          </table:table-cell>
          <table:table-cell office:value-type="string">
            <text:p>Climax Molybdenum BV</text:p>
          </table:table-cell>
          <table:table-cell office:value-type="string">
            <text:p>Theemsweg</text:p>
          </table:table-cell>
          <table:table-cell office:value-type="string">
            <text:p>20</text:p>
          </table:table-cell>
          <table:table-cell/>
          <table:table-cell office:value-type="string">
            <text:p>3197KM</text:p>
          </table:table-cell>
          <table:table-cell office:value-type="string">
            <text:p>Botlek Rotterdam</text:p>
          </table:table-cell>
          <table:table-cell office:value-type="float" office:value="76600">
            <text:p>76600</text:p>
          </table:table-cell>
          <table:table-cell office:value-type="float" office:value="433310">
            <text:p>433310</text:p>
          </table:table-cell>
          <table:table-cell office:value-type="string">
            <text:p>20120</text:p>
          </table:table-cell>
          <table:table-cell office:value-type="string">
            <text:p>Vervaardiging van kleurstoffen en pigmenten</text:p>
          </table:table-cell>
          <table:table-cell office:value-type="string">
            <text:p>01</text:p>
          </table:table-cell>
          <table:table-cell office:value-type="string">
            <text:p>Milieujaarverslag, geaccepteerd door het bevoegd gezag</text:p>
          </table:table-cell>
          <table:table-cell office:value-type="string">
            <text:p>ER Reeks 1990-2023 Definitief (open)</text:p>
          </table:table-cell>
          <table:table-cell office:value-type="float" office:value="256">
            <text:p>256</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Bedrijf</text:p>
          </table:table-cell>
          <table:table-cell office:value-type="string">
            <text:p>Afvalverwijdering</text:p>
          </table:table-cell>
          <table:table-cell office:value-type="string">
            <text:p>AVI's</text:p>
          </table:table-cell>
          <table:table-cell office:value-type="string">
            <text:p>SBI 38.2 (per bedrijf): Afvalinzameling/beh, AVI's</text:p>
          </table:table-cell>
          <table:table-cell office:value-type="string">
            <text:p>T104201</text:p>
          </table:table-cell>
          <table:table-cell office:value-type="string">
            <text:p>28085</text:p>
          </table:table-cell>
          <table:table-cell office:value-type="string">
            <text:p>Afval Energie Bedrijf (Amsterdam)</text:p>
          </table:table-cell>
          <table:table-cell office:value-type="string">
            <text:p>Australiehavenweg</text:p>
          </table:table-cell>
          <table:table-cell office:value-type="string">
            <text:p>21</text:p>
          </table:table-cell>
          <table:table-cell/>
          <table:table-cell office:value-type="string">
            <text:p>1045BA</text:p>
          </table:table-cell>
          <table:table-cell office:value-type="string">
            <text:p>Amsterdam</text:p>
          </table:table-cell>
          <table:table-cell office:value-type="float" office:value="114552">
            <text:p>114552</text:p>
          </table:table-cell>
          <table:table-cell office:value-type="float" office:value="490378">
            <text:p>490378</text:p>
          </table:table-cell>
          <table:table-cell office:value-type="string">
            <text:p>38210</text:p>
          </table:table-cell>
          <table:table-cell office:value-type="string">
            <text:p>Behandeling van onschadelijk afval</text:p>
          </table:table-cell>
          <table:table-cell office:value-type="string">
            <text:p>01</text:p>
          </table:table-cell>
          <table:table-cell office:value-type="string">
            <text:p>Milieujaarverslag, geaccepteerd door het bevoegd gezag</text:p>
          </table:table-cell>
          <table:table-cell office:value-type="string">
            <text:p>ER Reeks 1990-2023 Definitief (open)</text:p>
          </table:table-cell>
          <table:table-cell office:value-type="float" office:value="15094.74">
            <text:p>15094,74</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Bedrijf</text:p>
          </table:table-cell>
          <table:table-cell office:value-type="string">
            <text:p>Afvalverwijdering</text:p>
          </table:table-cell>
          <table:table-cell office:value-type="string">
            <text:p>AVI's</text:p>
          </table:table-cell>
          <table:table-cell office:value-type="string">
            <text:p>SBI 38.2 (per bedrijf): Afvalinzameling/beh, AVI's</text:p>
          </table:table-cell>
          <table:table-cell office:value-type="string">
            <text:p>T104201</text:p>
          </table:table-cell>
          <table:table-cell office:value-type="string">
            <text:p>10063</text:p>
          </table:table-cell>
          <table:table-cell office:value-type="string">
            <text:p>AVR NV (Rijnmond)</text:p>
          </table:table-cell>
          <table:table-cell office:value-type="string">
            <text:p>Professor Gerbrandyweg</text:p>
          </table:table-cell>
          <table:table-cell office:value-type="string">
            <text:p>10</text:p>
          </table:table-cell>
          <table:table-cell/>
          <table:table-cell office:value-type="string">
            <text:p>3197KK</text:p>
          </table:table-cell>
          <table:table-cell office:value-type="string">
            <text:p>Botlek Rotterdam</text:p>
          </table:table-cell>
          <table:table-cell office:value-type="float" office:value="78545">
            <text:p>78545</text:p>
          </table:table-cell>
          <table:table-cell office:value-type="float" office:value="434865">
            <text:p>434865</text:p>
          </table:table-cell>
          <table:table-cell office:value-type="string">
            <text:p>38210</text:p>
          </table:table-cell>
          <table:table-cell office:value-type="string">
            <text:p>Behandeling van onschadelijk afval</text:p>
          </table:table-cell>
          <table:table-cell office:value-type="string">
            <text:p>01</text:p>
          </table:table-cell>
          <table:table-cell office:value-type="string">
            <text:p>Milieujaarverslag, geaccepteerd door het bevoegd gezag</text:p>
          </table:table-cell>
          <table:table-cell office:value-type="string">
            <text:p>ER Reeks 1990-2023 Definitief (open)</text:p>
          </table:table-cell>
          <table:table-cell office:value-type="float" office:value="38018.4">
            <text:p>38018,4</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Bedrijf</text:p>
          </table:table-cell>
          <table:table-cell office:value-type="string">
            <text:p>Chemische Industrie</text:p>
          </table:table-cell>
          <table:table-cell office:value-type="string">
            <text:p>Chemische Industrie basisproducten</text:p>
          </table:table-cell>
          <table:table-cell office:value-type="string">
            <text:p>SBI 20.141 (per bedrijf): Vervaardiging van petrochemische producten</text:p>
          </table:table-cell>
          <table:table-cell office:value-type="string">
            <text:p>T102501</text:p>
          </table:table-cell>
          <table:table-cell office:value-type="string">
            <text:p>51104</text:p>
          </table:table-cell>
          <table:table-cell office:value-type="string">
            <text:p>Dow Benelux BV (Hoek)</text:p>
          </table:table-cell>
          <table:table-cell office:value-type="string">
            <text:p>Herbert H. Dowweg</text:p>
          </table:table-cell>
          <table:table-cell office:value-type="string">
            <text:p>5</text:p>
          </table:table-cell>
          <table:table-cell/>
          <table:table-cell office:value-type="string">
            <text:p>4542NM</text:p>
          </table:table-cell>
          <table:table-cell office:value-type="string">
            <text:p>Hoek</text:p>
          </table:table-cell>
          <table:table-cell office:value-type="float" office:value="43193">
            <text:p>43193</text:p>
          </table:table-cell>
          <table:table-cell office:value-type="float" office:value="373788">
            <text:p>373788</text:p>
          </table:table-cell>
          <table:table-cell office:value-type="string">
            <text:p>20141</text:p>
          </table:table-cell>
          <table:table-cell office:value-type="string">
            <text:p>Vervaardiging van petrochemische producten</text:p>
          </table:table-cell>
          <table:table-cell office:value-type="string">
            <text:p>01</text:p>
          </table:table-cell>
          <table:table-cell office:value-type="string">
            <text:p>Milieujaarverslag, geaccepteerd door het bevoegd gezag</text:p>
          </table:table-cell>
          <table:table-cell office:value-type="string">
            <text:p>ER Reeks 1990-2023 Definitief (open)</text:p>
          </table:table-cell>
          <table:table-cell office:value-type="float" office:value="576">
            <text:p>576</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Bedrijf</text:p>
          </table:table-cell>
          <table:table-cell office:value-type="string">
            <text:p>Energiesector</text:p>
          </table:table-cell>
          <table:table-cell office:value-type="string">
            <text:p>Opwekking electriciteit</text:p>
          </table:table-cell>
          <table:table-cell office:value-type="string">
            <text:p>SBI 35.111 (per bedrijf): Elektriciteitsproduktie</text:p>
          </table:table-cell>
          <table:table-cell office:value-type="string">
            <text:p>T101001</text:p>
          </table:table-cell>
          <table:table-cell office:value-type="string">
            <text:p>201304</text:p>
          </table:table-cell>
          <table:table-cell office:value-type="string">
            <text:p>Biomassacentrale Moerdijk</text:p>
          </table:table-cell>
          <table:table-cell office:value-type="string">
            <text:p>Middenweg</text:p>
          </table:table-cell>
          <table:table-cell office:value-type="string">
            <text:p>36</text:p>
          </table:table-cell>
          <table:table-cell office:value-type="string">
            <text:p>a</text:p>
          </table:table-cell>
          <table:table-cell office:value-type="string">
            <text:p>4782PM</text:p>
          </table:table-cell>
          <table:table-cell office:value-type="string">
            <text:p>Moerdijk</text:p>
          </table:table-cell>
          <table:table-cell office:value-type="float" office:value="99292">
            <text:p>99292</text:p>
          </table:table-cell>
          <table:table-cell office:value-type="float" office:value="411125">
            <text:p>411125</text:p>
          </table:table-cell>
          <table:table-cell office:value-type="string">
            <text:p>35113</text:p>
          </table:table-cell>
          <table:table-cell office:value-type="string">
            <text:p>Productie van elektriciteit door zonnecellen, warmtepompen en waterkracht</text:p>
          </table:table-cell>
          <table:table-cell office:value-type="string">
            <text:p>01</text:p>
          </table:table-cell>
          <table:table-cell office:value-type="string">
            <text:p>Milieujaarverslag, geaccepteerd door het bevoegd gezag</text:p>
          </table:table-cell>
          <table:table-cell office:value-type="string">
            <text:p>ER Reeks 1990-2023 Definitief (open)</text:p>
          </table:table-cell>
          <table:table-cell office:value-type="float" office:value="78.89">
            <text:p>78,89</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Bedrijf</text:p>
          </table:table-cell>
          <table:table-cell office:value-type="string">
            <text:p>Overige industrie</text:p>
          </table:table-cell>
          <table:table-cell office:value-type="string">
            <text:p>Bouwmaterialenindustrie</text:p>
          </table:table-cell>
          <table:table-cell office:value-type="string">
            <text:p>SBI 23 (per bedrijf): Bouwmaterialen- en glasindustrie</text:p>
          </table:table-cell>
          <table:table-cell office:value-type="string">
            <text:p>T102102</text:p>
          </table:table-cell>
          <table:table-cell office:value-type="string">
            <text:p>44773</text:p>
          </table:table-cell>
          <table:table-cell office:value-type="string">
            <text:p>Saint Gobain Construction Products</text:p>
          </table:table-cell>
          <table:table-cell office:value-type="string">
            <text:p>Parallelweg</text:p>
          </table:table-cell>
          <table:table-cell office:value-type="string">
            <text:p>20</text:p>
          </table:table-cell>
          <table:table-cell/>
          <table:table-cell office:value-type="string">
            <text:p>4878AH</text:p>
          </table:table-cell>
          <table:table-cell office:value-type="string">
            <text:p>Etten-Leur</text:p>
          </table:table-cell>
          <table:table-cell office:value-type="float" office:value="100624">
            <text:p>100624</text:p>
          </table:table-cell>
          <table:table-cell office:value-type="float" office:value="397751">
            <text:p>397751</text:p>
          </table:table-cell>
          <table:table-cell office:value-type="string">
            <text:p>23140</text:p>
          </table:table-cell>
          <table:table-cell office:value-type="string">
            <text:p>Vervaardiging van glasvezels</text:p>
          </table:table-cell>
          <table:table-cell office:value-type="string">
            <text:p>01</text:p>
          </table:table-cell>
          <table:table-cell office:value-type="string">
            <text:p>Milieujaarverslag, geaccepteerd door het bevoegd gezag</text:p>
          </table:table-cell>
          <table:table-cell office:value-type="string">
            <text:p>ER Reeks 1990-2023 Definitief (open)</text:p>
          </table:table-cell>
          <table:table-cell office:value-type="float" office:value="84415">
            <text:p>84415</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Bedrijf</text:p>
          </table:table-cell>
          <table:table-cell office:value-type="string">
            <text:p>Chemische Industrie</text:p>
          </table:table-cell>
          <table:table-cell office:value-type="string">
            <text:p>Chemische Industrie basisproducten</text:p>
          </table:table-cell>
          <table:table-cell office:value-type="string">
            <text:p>SBI 20.11 (per bedrijf): Vervaardiging van industriële gassen</text:p>
          </table:table-cell>
          <table:table-cell office:value-type="string">
            <text:p>T104700</text:p>
          </table:table-cell>
          <table:table-cell office:value-type="string">
            <text:p>12175</text:p>
          </table:table-cell>
          <table:table-cell office:value-type="string">
            <text:p>Air Liquide Nederland BV</text:p>
          </table:table-cell>
          <table:table-cell office:value-type="string">
            <text:p>Merseyweg</text:p>
          </table:table-cell>
          <table:table-cell office:value-type="string">
            <text:p>10</text:p>
          </table:table-cell>
          <table:table-cell/>
          <table:table-cell office:value-type="string">
            <text:p>3197KG</text:p>
          </table:table-cell>
          <table:table-cell office:value-type="string">
            <text:p>Botlek Rotterdam</text:p>
          </table:table-cell>
          <table:table-cell office:value-type="float" office:value="77139">
            <text:p>77139</text:p>
          </table:table-cell>
          <table:table-cell office:value-type="float" office:value="433574">
            <text:p>433574</text:p>
          </table:table-cell>
          <table:table-cell office:value-type="string">
            <text:p>20110</text:p>
          </table:table-cell>
          <table:table-cell office:value-type="string">
            <text:p>Vervaardiging van industriële gassen</text:p>
          </table:table-cell>
          <table:table-cell office:value-type="string">
            <text:p>01</text:p>
          </table:table-cell>
          <table:table-cell office:value-type="string">
            <text:p>Milieujaarverslag, geaccepteerd door het bevoegd gezag</text:p>
          </table:table-cell>
          <table:table-cell office:value-type="string">
            <text:p>ER Reeks 1990-2023 Definitief (open)</text:p>
          </table:table-cell>
          <table:table-cell office:value-type="float" office:value="1605">
            <text:p>1605</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Bedrijf</text:p>
          </table:table-cell>
          <table:table-cell office:value-type="string">
            <text:p>Energiesector</text:p>
          </table:table-cell>
          <table:table-cell office:value-type="string">
            <text:p>Opwekking electriciteit</text:p>
          </table:table-cell>
          <table:table-cell office:value-type="string">
            <text:p>SBI 35 (per bedrijf): Productie en distributie van elektriciteit en gas</text:p>
          </table:table-cell>
          <table:table-cell office:value-type="string">
            <text:p>T108500</text:p>
          </table:table-cell>
          <table:table-cell office:value-type="string">
            <text:p>203228</text:p>
          </table:table-cell>
          <table:table-cell office:value-type="string">
            <text:p>Nuon Power Projects 1 BV (Eemshaven)</text:p>
          </table:table-cell>
          <table:table-cell office:value-type="string">
            <text:p>Synergieweg</text:p>
          </table:table-cell>
          <table:table-cell office:value-type="string">
            <text:p>11</text:p>
          </table:table-cell>
          <table:table-cell/>
          <table:table-cell office:value-type="string">
            <text:p>9979XD</text:p>
          </table:table-cell>
          <table:table-cell office:value-type="string">
            <text:p>Eemshaven</text:p>
          </table:table-cell>
          <table:table-cell office:value-type="float" office:value="252795">
            <text:p>252795</text:p>
          </table:table-cell>
          <table:table-cell office:value-type="float" office:value="607838">
            <text:p>607838</text:p>
          </table:table-cell>
          <table:table-cell office:value-type="string">
            <text:p>35111</text:p>
          </table:table-cell>
          <table:table-cell office:value-type="string">
            <text:p>Productie van elektriciteit door thermische, kern- en warmtekrachtcentrales</text:p>
          </table:table-cell>
          <table:table-cell office:value-type="string">
            <text:p>01</text:p>
          </table:table-cell>
          <table:table-cell office:value-type="string">
            <text:p>Milieujaarverslag, geaccepteerd door het bevoegd gezag</text:p>
          </table:table-cell>
          <table:table-cell office:value-type="string">
            <text:p>ER Reeks 1990-2023 Definitief (open)</text:p>
          </table:table-cell>
          <table:table-cell office:value-type="float" office:value="8258">
            <text:p>8258</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Bedrijf</text:p>
          </table:table-cell>
          <table:table-cell office:value-type="string">
            <text:p>Chemische Industrie</text:p>
          </table:table-cell>
          <table:table-cell office:value-type="string">
            <text:p>Chemische Industrie kunstmeststoffen</text:p>
          </table:table-cell>
          <table:table-cell office:value-type="string">
            <text:p>SBI 20.15 (per bedrijf): Vervaardiging van kunstmeststoffen en stikstofverbindingen</text:p>
          </table:table-cell>
          <table:table-cell office:value-type="string">
            <text:p>T102700</text:p>
          </table:table-cell>
          <table:table-cell office:value-type="string">
            <text:p>51102</text:p>
          </table:table-cell>
          <table:table-cell office:value-type="string">
            <text:p>Rosier Nederland B.V.</text:p>
          </table:table-cell>
          <table:table-cell office:value-type="string">
            <text:p>Westkade</text:p>
          </table:table-cell>
          <table:table-cell office:value-type="string">
            <text:p>38</text:p>
          </table:table-cell>
          <table:table-cell office:value-type="string">
            <text:p>a</text:p>
          </table:table-cell>
          <table:table-cell office:value-type="string">
            <text:p>4551BV</text:p>
          </table:table-cell>
          <table:table-cell office:value-type="string">
            <text:p>Sas Van Gent</text:p>
          </table:table-cell>
          <table:table-cell office:value-type="float" office:value="44106">
            <text:p>44106</text:p>
          </table:table-cell>
          <table:table-cell office:value-type="float" office:value="360296">
            <text:p>360296</text:p>
          </table:table-cell>
          <table:table-cell office:value-type="string">
            <text:p>20150</text:p>
          </table:table-cell>
          <table:table-cell office:value-type="string">
            <text:p>Vervaardiging van kunstmeststoffen en stikstofverbindingen</text:p>
          </table:table-cell>
          <table:table-cell office:value-type="string">
            <text:p>01</text:p>
          </table:table-cell>
          <table:table-cell office:value-type="string">
            <text:p>Milieujaarverslag, geaccepteerd door het bevoegd gezag</text:p>
          </table:table-cell>
          <table:table-cell office:value-type="string">
            <text:p>ER Reeks 1990-2023 Definitief (open)</text:p>
          </table:table-cell>
          <table:table-cell office:value-type="float" office:value="2237">
            <text:p>2237</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Bedrijf</text:p>
          </table:table-cell>
          <table:table-cell office:value-type="string">
            <text:p>Overige industrie</text:p>
          </table:table-cell>
          <table:table-cell office:value-type="string">
            <text:p>Basismetaal</text:p>
          </table:table-cell>
          <table:table-cell office:value-type="string">
            <text:p>SBI 24.5 (per bedrijf): Gieten van metalen</text:p>
          </table:table-cell>
          <table:table-cell office:value-type="string">
            <text:p>T104901</text:p>
          </table:table-cell>
          <table:table-cell office:value-type="string">
            <text:p>90</text:p>
          </table:table-cell>
          <table:table-cell office:value-type="string">
            <text:p>Componenta BV (Hoensbroek)</text:p>
          </table:table-cell>
          <table:table-cell office:value-type="string">
            <text:p>De Koumen</text:p>
          </table:table-cell>
          <table:table-cell office:value-type="string">
            <text:p>2</text:p>
          </table:table-cell>
          <table:table-cell/>
          <table:table-cell office:value-type="string">
            <text:p>6433KD</text:p>
          </table:table-cell>
          <table:table-cell office:value-type="string">
            <text:p>Hoensbroek</text:p>
          </table:table-cell>
          <table:table-cell office:value-type="float" office:value="193920">
            <text:p>193920</text:p>
          </table:table-cell>
          <table:table-cell office:value-type="float" office:value="324330">
            <text:p>324330</text:p>
          </table:table-cell>
          <table:table-cell office:value-type="string">
            <text:p>24510</text:p>
          </table:table-cell>
          <table:table-cell office:value-type="string">
            <text:p>Gieten van ijzer</text:p>
          </table:table-cell>
          <table:table-cell office:value-type="string">
            <text:p>01</text:p>
          </table:table-cell>
          <table:table-cell office:value-type="string">
            <text:p>Milieujaarverslag, geaccepteerd door het bevoegd gezag</text:p>
          </table:table-cell>
          <table:table-cell office:value-type="string">
            <text:p>ER Reeks 1990-2023 Definitief (open)</text:p>
          </table:table-cell>
          <table:table-cell office:value-type="float" office:value="118">
            <text:p>118</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Bedrijf</text:p>
          </table:table-cell>
          <table:table-cell office:value-type="string">
            <text:p>Overige industrie</text:p>
          </table:table-cell>
          <table:table-cell office:value-type="string">
            <text:p>Voedings- en genotmiddelenindustrie</text:p>
          </table:table-cell>
          <table:table-cell office:value-type="string">
            <text:p>SBI 10.8 (per bedrijf): Overige voedingsmiddelenindustrie (exclusief SBI 10.81 en 10.82)</text:p>
          </table:table-cell>
          <table:table-cell office:value-type="string">
            <text:p>T105600</text:p>
          </table:table-cell>
          <table:table-cell office:value-type="string">
            <text:p>102302</text:p>
          </table:table-cell>
          <table:table-cell office:value-type="string">
            <text:p>Suiker Unie Vierverlaten</text:p>
          </table:table-cell>
          <table:table-cell office:value-type="string">
            <text:p>Fabriekslaan</text:p>
          </table:table-cell>
          <table:table-cell office:value-type="string">
            <text:p>12</text:p>
          </table:table-cell>
          <table:table-cell/>
          <table:table-cell office:value-type="string">
            <text:p>9745AG</text:p>
          </table:table-cell>
          <table:table-cell office:value-type="string">
            <text:p>Groningen</text:p>
          </table:table-cell>
          <table:table-cell office:value-type="float" office:value="229011">
            <text:p>229011</text:p>
          </table:table-cell>
          <table:table-cell office:value-type="float" office:value="581366">
            <text:p>581366</text:p>
          </table:table-cell>
          <table:table-cell office:value-type="string">
            <text:p>10810</text:p>
          </table:table-cell>
          <table:table-cell office:value-type="string">
            <text:p>Vervaardiging van suiker</text:p>
          </table:table-cell>
          <table:table-cell office:value-type="string">
            <text:p>01</text:p>
          </table:table-cell>
          <table:table-cell office:value-type="string">
            <text:p>Milieujaarverslag, geaccepteerd door het bevoegd gezag</text:p>
          </table:table-cell>
          <table:table-cell office:value-type="string">
            <text:p>ER Reeks 1990-2023 Definitief (open)</text:p>
          </table:table-cell>
          <table:table-cell office:value-type="float" office:value="43039">
            <text:p>43039</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Bedrijf</text:p>
          </table:table-cell>
          <table:table-cell office:value-type="string">
            <text:p>Chemische Industrie</text:p>
          </table:table-cell>
          <table:table-cell office:value-type="string">
            <text:p>Chemische Industrie overig</text:p>
          </table:table-cell>
          <table:table-cell office:value-type="string">
            <text:p>SBI 20.59 (per bedrijf): Vervaardiging van overige chemische producten n.e.g.</text:p>
          </table:table-cell>
          <table:table-cell office:value-type="string">
            <text:p>T103600</text:p>
          </table:table-cell>
          <table:table-cell office:value-type="string">
            <text:p>48018</text:p>
          </table:table-cell>
          <table:table-cell office:value-type="string">
            <text:p>FUJIFILM Manufacturing Europe BV</text:p>
          </table:table-cell>
          <table:table-cell office:value-type="string">
            <text:p>Oudenstraat</text:p>
          </table:table-cell>
          <table:table-cell office:value-type="string">
            <text:p>1</text:p>
          </table:table-cell>
          <table:table-cell/>
          <table:table-cell office:value-type="string">
            <text:p>5047TK</text:p>
          </table:table-cell>
          <table:table-cell office:value-type="string">
            <text:p>Tilburg</text:p>
          </table:table-cell>
          <table:table-cell office:value-type="float" office:value="129000">
            <text:p>129000</text:p>
          </table:table-cell>
          <table:table-cell office:value-type="float" office:value="401000">
            <text:p>401000</text:p>
          </table:table-cell>
          <table:table-cell office:value-type="string">
            <text:p>20590</text:p>
          </table:table-cell>
          <table:table-cell office:value-type="string">
            <text:p>Vervaardiging van overige chemische producten n.e.g.</text:p>
          </table:table-cell>
          <table:table-cell office:value-type="string">
            <text:p>01</text:p>
          </table:table-cell>
          <table:table-cell office:value-type="string">
            <text:p>Milieujaarverslag, geaccepteerd door het bevoegd gezag</text:p>
          </table:table-cell>
          <table:table-cell office:value-type="string">
            <text:p>ER Reeks 1990-2023 Definitief (open)</text:p>
          </table:table-cell>
          <table:table-cell office:value-type="float" office:value="462">
            <text:p>462</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Bedrijf</text:p>
          </table:table-cell>
          <table:table-cell office:value-type="string">
            <text:p>Chemische Industrie</text:p>
          </table:table-cell>
          <table:table-cell office:value-type="string">
            <text:p>Chemische Industrie overig</text:p>
          </table:table-cell>
          <table:table-cell office:value-type="string">
            <text:p>SBI 20.6 (per bedrijf): Vervaardiging van synthetische en kunstmatige vezels</text:p>
          </table:table-cell>
          <table:table-cell office:value-type="string">
            <text:p>T103700</text:p>
          </table:table-cell>
          <table:table-cell office:value-type="string">
            <text:p>203530</text:p>
          </table:table-cell>
          <table:table-cell office:value-type="string">
            <text:p>Teijin Aramid BV (Emmen)</text:p>
          </table:table-cell>
          <table:table-cell office:value-type="string">
            <text:p>1e bokslootslootweg</text:p>
          </table:table-cell>
          <table:table-cell office:value-type="string">
            <text:p>17</text:p>
          </table:table-cell>
          <table:table-cell/>
          <table:table-cell office:value-type="string">
            <text:p>7821AT</text:p>
          </table:table-cell>
          <table:table-cell office:value-type="string">
            <text:p>Emmen</text:p>
          </table:table-cell>
          <table:table-cell office:value-type="float" office:value="257552">
            <text:p>257552</text:p>
          </table:table-cell>
          <table:table-cell office:value-type="float" office:value="533045">
            <text:p>533045</text:p>
          </table:table-cell>
          <table:table-cell office:value-type="string">
            <text:p>20600</text:p>
          </table:table-cell>
          <table:table-cell office:value-type="string">
            <text:p>Vervaardiging van synthetische en kunstmatige vezels</text:p>
          </table:table-cell>
          <table:table-cell office:value-type="string">
            <text:p>01</text:p>
          </table:table-cell>
          <table:table-cell office:value-type="string">
            <text:p>Milieujaarverslag, geaccepteerd door het bevoegd gezag</text:p>
          </table:table-cell>
          <table:table-cell office:value-type="string">
            <text:p>ER Reeks 1990-2023 Definitief (open)</text:p>
          </table:table-cell>
          <table:table-cell office:value-type="float" office:value="85">
            <text:p>85</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Bedrijf</text:p>
          </table:table-cell>
          <table:table-cell office:value-type="string">
            <text:p>Afvalverwijdering</text:p>
          </table:table-cell>
          <table:table-cell office:value-type="string">
            <text:p>AVI's</text:p>
          </table:table-cell>
          <table:table-cell office:value-type="string">
            <text:p>SBI 38.2 (per bedrijf): Afvalinzameling/beh, AVI's</text:p>
          </table:table-cell>
          <table:table-cell office:value-type="string">
            <text:p>T104201</text:p>
          </table:table-cell>
          <table:table-cell office:value-type="string">
            <text:p>203496</text:p>
          </table:table-cell>
          <table:table-cell office:value-type="string">
            <text:p>Reststoffen Energie Centrale (REC)</text:p>
          </table:table-cell>
          <table:table-cell office:value-type="string">
            <text:p>Lange Lijnbaan</text:p>
          </table:table-cell>
          <table:table-cell office:value-type="string">
            <text:p>14</text:p>
          </table:table-cell>
          <table:table-cell/>
          <table:table-cell office:value-type="string">
            <text:p>8861NW</text:p>
          </table:table-cell>
          <table:table-cell office:value-type="string">
            <text:p>Harlingen</text:p>
          </table:table-cell>
          <table:table-cell office:value-type="float" office:value="157800">
            <text:p>157800</text:p>
          </table:table-cell>
          <table:table-cell office:value-type="float" office:value="578200">
            <text:p>578200</text:p>
          </table:table-cell>
          <table:table-cell office:value-type="string">
            <text:p>38210</text:p>
          </table:table-cell>
          <table:table-cell office:value-type="string">
            <text:p>Behandeling van onschadelijk afval</text:p>
          </table:table-cell>
          <table:table-cell office:value-type="string">
            <text:p>01</text:p>
          </table:table-cell>
          <table:table-cell office:value-type="string">
            <text:p>Milieujaarverslag, geaccepteerd door het bevoegd gezag</text:p>
          </table:table-cell>
          <table:table-cell office:value-type="string">
            <text:p>ER Reeks 1990-2023 Definitief (open)</text:p>
          </table:table-cell>
          <table:table-cell office:value-type="float" office:value="2739">
            <text:p>2739</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Bedrijf</text:p>
          </table:table-cell>
          <table:table-cell office:value-type="string">
            <text:p>Chemische Industrie</text:p>
          </table:table-cell>
          <table:table-cell office:value-type="string">
            <text:p>Chemische Industrie basisproducten</text:p>
          </table:table-cell>
          <table:table-cell office:value-type="string">
            <text:p>SBI 20.1 (per bedrijf): Vervaardiging van chemische basisproducten</text:p>
          </table:table-cell>
          <table:table-cell office:value-type="string">
            <text:p>T101100</text:p>
          </table:table-cell>
          <table:table-cell office:value-type="string">
            <text:p>115036</text:p>
          </table:table-cell>
          <table:table-cell office:value-type="string">
            <text:p>Lyondell Chemie Nederland B.V.</text:p>
          </table:table-cell>
          <table:table-cell office:value-type="string">
            <text:p>Australieweg</text:p>
          </table:table-cell>
          <table:table-cell office:value-type="string">
            <text:p>7</text:p>
          </table:table-cell>
          <table:table-cell/>
          <table:table-cell office:value-type="string">
            <text:p>3199KB</text:p>
          </table:table-cell>
          <table:table-cell office:value-type="string">
            <text:p>Maasvlakte Rotterdam</text:p>
          </table:table-cell>
          <table:table-cell office:value-type="float" office:value="61001">
            <text:p>61001</text:p>
          </table:table-cell>
          <table:table-cell office:value-type="float" office:value="443044">
            <text:p>443044</text:p>
          </table:table-cell>
          <table:table-cell office:value-type="string">
            <text:p>20141</text:p>
          </table:table-cell>
          <table:table-cell office:value-type="string">
            <text:p>Vervaardiging van petrochemische producten</text:p>
          </table:table-cell>
          <table:table-cell office:value-type="string">
            <text:p>01</text:p>
          </table:table-cell>
          <table:table-cell office:value-type="string">
            <text:p>Milieujaarverslag, geaccepteerd door het bevoegd gezag</text:p>
          </table:table-cell>
          <table:table-cell office:value-type="string">
            <text:p>ER Reeks 1990-2023 Definitief (open)</text:p>
          </table:table-cell>
          <table:table-cell office:value-type="float" office:value="644.2">
            <text:p>644,2</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Bedrijf</text:p>
          </table:table-cell>
          <table:table-cell office:value-type="string">
            <text:p>Overige industrie</text:p>
          </table:table-cell>
          <table:table-cell office:value-type="string">
            <text:p>Basismetaal</text:p>
          </table:table-cell>
          <table:table-cell office:value-type="string">
            <text:p>SBI 24 (per bedrijf): Vervaardiging van metalen in primaire vorm</text:p>
          </table:table-cell>
          <table:table-cell office:value-type="string">
            <text:p>T100901</text:p>
          </table:table-cell>
          <table:table-cell office:value-type="string">
            <text:p>23301</text:p>
          </table:table-cell>
          <table:table-cell office:value-type="string">
            <text:p>Tata Steel IJmuiden BV</text:p>
          </table:table-cell>
          <table:table-cell office:value-type="string">
            <text:p>Wenckebachstraat</text:p>
          </table:table-cell>
          <table:table-cell office:value-type="string">
            <text:p>1</text:p>
          </table:table-cell>
          <table:table-cell/>
          <table:table-cell office:value-type="string">
            <text:p>1951JZ</text:p>
          </table:table-cell>
          <table:table-cell office:value-type="string">
            <text:p>Velsen Noord</text:p>
          </table:table-cell>
          <table:table-cell office:value-type="float" office:value="100985">
            <text:p>100985</text:p>
          </table:table-cell>
          <table:table-cell office:value-type="float" office:value="499055">
            <text:p>499055</text:p>
          </table:table-cell>
          <table:table-cell office:value-type="string">
            <text:p>24100</text:p>
          </table:table-cell>
          <table:table-cell office:value-type="string">
            <text:p>Vervaardiging van ijzer en staal en van ferrolegeringen</text:p>
          </table:table-cell>
          <table:table-cell office:value-type="string">
            <text:p>01</text:p>
          </table:table-cell>
          <table:table-cell office:value-type="string">
            <text:p>Milieujaarverslag, geaccepteerd door het bevoegd gezag</text:p>
          </table:table-cell>
          <table:table-cell office:value-type="string">
            <text:p>ER Reeks 1990-2023 Definitief (open)</text:p>
          </table:table-cell>
          <table:table-cell office:value-type="float" office:value="12759.17956312">
            <text:p>12759,17956312</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Bedrijf</text:p>
          </table:table-cell>
          <table:table-cell office:value-type="string">
            <text:p>Chemische Industrie</text:p>
          </table:table-cell>
          <table:table-cell office:value-type="string">
            <text:p>Chemische Industrie basisproducten</text:p>
          </table:table-cell>
          <table:table-cell office:value-type="string">
            <text:p>SBI 20.16 (per bedrijf): Vervaardiging van kunststof in primaire vorm</text:p>
          </table:table-cell>
          <table:table-cell office:value-type="string">
            <text:p>T102800</text:p>
          </table:table-cell>
          <table:table-cell office:value-type="string">
            <text:p>62</text:p>
          </table:table-cell>
          <table:table-cell office:value-type="string">
            <text:p>Chemelot Site Permit BV</text:p>
          </table:table-cell>
          <table:table-cell office:value-type="string">
            <text:p>Koestraat</text:p>
          </table:table-cell>
          <table:table-cell office:value-type="string">
            <text:p>1</text:p>
          </table:table-cell>
          <table:table-cell/>
          <table:table-cell office:value-type="string">
            <text:p>6167RA</text:p>
          </table:table-cell>
          <table:table-cell office:value-type="string">
            <text:p>Geleen</text:p>
          </table:table-cell>
          <table:table-cell office:value-type="float" office:value="183732">
            <text:p>183732</text:p>
          </table:table-cell>
          <table:table-cell office:value-type="float" office:value="332404">
            <text:p>332404</text:p>
          </table:table-cell>
          <table:table-cell office:value-type="string">
            <text:p>20160</text:p>
          </table:table-cell>
          <table:table-cell office:value-type="string">
            <text:p>Vervaardiging van kunststof in primaire vorm</text:p>
          </table:table-cell>
          <table:table-cell office:value-type="string">
            <text:p>01</text:p>
          </table:table-cell>
          <table:table-cell office:value-type="string">
            <text:p>Milieujaarverslag, geaccepteerd door het bevoegd gezag</text:p>
          </table:table-cell>
          <table:table-cell office:value-type="string">
            <text:p>ER Reeks 1990-2023 Definitief (open)</text:p>
          </table:table-cell>
          <table:table-cell office:value-type="float" office:value="126471">
            <text:p>126471</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Bedrijf</text:p>
          </table:table-cell>
          <table:table-cell office:value-type="string">
            <text:p>Overige industrie</text:p>
          </table:table-cell>
          <table:table-cell office:value-type="string">
            <text:p>Voedings- en genotmiddelenindustrie</text:p>
          </table:table-cell>
          <table:table-cell office:value-type="string">
            <text:p>SBI 10.5 (per bedrijf): Zuivelindustrie</text:p>
          </table:table-cell>
          <table:table-cell office:value-type="string">
            <text:p>T105300</text:p>
          </table:table-cell>
          <table:table-cell office:value-type="string">
            <text:p>75349</text:p>
          </table:table-cell>
          <table:table-cell office:value-type="string">
            <text:p>Rouveen Kaasspecialiteiten</text:p>
          </table:table-cell>
          <table:table-cell office:value-type="string">
            <text:p>Oude Rijksweg</text:p>
          </table:table-cell>
          <table:table-cell office:value-type="string">
            <text:p>395</text:p>
          </table:table-cell>
          <table:table-cell/>
          <table:table-cell office:value-type="string">
            <text:p>7954GH</text:p>
          </table:table-cell>
          <table:table-cell office:value-type="string">
            <text:p>Rouveen</text:p>
          </table:table-cell>
          <table:table-cell office:value-type="float" office:value="209085">
            <text:p>209085</text:p>
          </table:table-cell>
          <table:table-cell office:value-type="float" office:value="514986">
            <text:p>514986</text:p>
          </table:table-cell>
          <table:table-cell office:value-type="string">
            <text:p>10510</text:p>
          </table:table-cell>
          <table:table-cell office:value-type="string">
            <text:p>Vervaardiging van zuivelproducten (geen consumptie-ijs)</text:p>
          </table:table-cell>
          <table:table-cell office:value-type="string">
            <text:p>01</text:p>
          </table:table-cell>
          <table:table-cell office:value-type="string">
            <text:p>Milieujaarverslag, geaccepteerd door het bevoegd gezag</text:p>
          </table:table-cell>
          <table:table-cell office:value-type="string">
            <text:p>ER Reeks 1990-2023 Definitief (open)</text:p>
          </table:table-cell>
          <table:table-cell office:value-type="float" office:value="2">
            <text:p>2</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Bedrijf</text:p>
          </table:table-cell>
          <table:table-cell office:value-type="string">
            <text:p>Energiesector</text:p>
          </table:table-cell>
          <table:table-cell office:value-type="string">
            <text:p>Opwekking electriciteit</text:p>
          </table:table-cell>
          <table:table-cell office:value-type="string">
            <text:p>SBI 35 (per bedrijf): Productie en distributie van elektriciteit en gas</text:p>
          </table:table-cell>
          <table:table-cell office:value-type="string">
            <text:p>T108500</text:p>
          </table:table-cell>
          <table:table-cell office:value-type="string">
            <text:p>201304</text:p>
          </table:table-cell>
          <table:table-cell office:value-type="string">
            <text:p>Biomassacentrale Moerdijk</text:p>
          </table:table-cell>
          <table:table-cell office:value-type="string">
            <text:p>Middenweg</text:p>
          </table:table-cell>
          <table:table-cell office:value-type="string">
            <text:p>36</text:p>
          </table:table-cell>
          <table:table-cell office:value-type="string">
            <text:p>a</text:p>
          </table:table-cell>
          <table:table-cell office:value-type="string">
            <text:p>4782PM</text:p>
          </table:table-cell>
          <table:table-cell office:value-type="string">
            <text:p>Moerdijk</text:p>
          </table:table-cell>
          <table:table-cell office:value-type="float" office:value="99292">
            <text:p>99292</text:p>
          </table:table-cell>
          <table:table-cell office:value-type="float" office:value="411125">
            <text:p>411125</text:p>
          </table:table-cell>
          <table:table-cell office:value-type="string">
            <text:p>35113</text:p>
          </table:table-cell>
          <table:table-cell office:value-type="string">
            <text:p>Productie van elektriciteit door zonnecellen, warmtepompen en waterkracht</text:p>
          </table:table-cell>
          <table:table-cell office:value-type="string">
            <text:p>01</text:p>
          </table:table-cell>
          <table:table-cell office:value-type="string">
            <text:p>Milieujaarverslag, geaccepteerd door het bevoegd gezag</text:p>
          </table:table-cell>
          <table:table-cell office:value-type="string">
            <text:p>ER Reeks 1990-2023 Definitief (open)</text:p>
          </table:table-cell>
          <table:table-cell office:value-type="float" office:value="2221">
            <text:p>2221</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Bedrijf</text:p>
          </table:table-cell>
          <table:table-cell office:value-type="string">
            <text:p>Raffinaderijen</text:p>
          </table:table-cell>
          <table:table-cell office:value-type="string">
            <text:p>Raffinage en verwerking</text:p>
          </table:table-cell>
          <table:table-cell office:value-type="string">
            <text:p>SBI 19.201 (per bedrijf): Aardolieraffinage</text:p>
          </table:table-cell>
          <table:table-cell office:value-type="string">
            <text:p>T102201</text:p>
          </table:table-cell>
          <table:table-cell office:value-type="string">
            <text:p>10058</text:p>
          </table:table-cell>
          <table:table-cell office:value-type="string">
            <text:p>BP Rotterdam Refinery</text:p>
          </table:table-cell>
          <table:table-cell office:value-type="string">
            <text:p>D'Arcyweg</text:p>
          </table:table-cell>
          <table:table-cell office:value-type="string">
            <text:p>76</text:p>
          </table:table-cell>
          <table:table-cell/>
          <table:table-cell office:value-type="string">
            <text:p>3198NA</text:p>
          </table:table-cell>
          <table:table-cell office:value-type="string">
            <text:p>Europoort Rotterdam</text:p>
          </table:table-cell>
          <table:table-cell office:value-type="float" office:value="67036">
            <text:p>67036</text:p>
          </table:table-cell>
          <table:table-cell office:value-type="float" office:value="440390">
            <text:p>440390</text:p>
          </table:table-cell>
          <table:table-cell office:value-type="string">
            <text:p>19201</text:p>
          </table:table-cell>
          <table:table-cell office:value-type="string">
            <text:p>Aardolieraffinage</text:p>
          </table:table-cell>
          <table:table-cell office:value-type="string">
            <text:p>01</text:p>
          </table:table-cell>
          <table:table-cell office:value-type="string">
            <text:p>Milieujaarverslag, geaccepteerd door het bevoegd gezag</text:p>
          </table:table-cell>
          <table:table-cell office:value-type="string">
            <text:p>ER Reeks 1990-2023 Definitief (open)</text:p>
          </table:table-cell>
          <table:table-cell office:value-type="float" office:value="3326">
            <text:p>3326</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Bedrijf</text:p>
          </table:table-cell>
          <table:table-cell office:value-type="string">
            <text:p>Chemische Industrie</text:p>
          </table:table-cell>
          <table:table-cell office:value-type="string">
            <text:p>Chemische Industrie basisproducten</text:p>
          </table:table-cell>
          <table:table-cell office:value-type="string">
            <text:p>SBI 20.16 (per bedrijf): Vervaardiging van kunststof in primaire vorm</text:p>
          </table:table-cell>
          <table:table-cell office:value-type="string">
            <text:p>T102800</text:p>
          </table:table-cell>
          <table:table-cell office:value-type="string">
            <text:p>33414</text:p>
          </table:table-cell>
          <table:table-cell office:value-type="string">
            <text:p>BASF Nederland BV Catalysts</text:p>
          </table:table-cell>
          <table:table-cell office:value-type="string">
            <text:p>Strijkviertel</text:p>
          </table:table-cell>
          <table:table-cell office:value-type="string">
            <text:p>67</text:p>
          </table:table-cell>
          <table:table-cell/>
          <table:table-cell office:value-type="string">
            <text:p>3454PK</text:p>
          </table:table-cell>
          <table:table-cell office:value-type="string">
            <text:p>De Meern</text:p>
          </table:table-cell>
          <table:table-cell office:value-type="float" office:value="132150">
            <text:p>132150</text:p>
          </table:table-cell>
          <table:table-cell office:value-type="float" office:value="454100">
            <text:p>454100</text:p>
          </table:table-cell>
          <table:table-cell office:value-type="string">
            <text:p>20160</text:p>
          </table:table-cell>
          <table:table-cell office:value-type="string">
            <text:p>Vervaardiging van kunststof in primaire vorm</text:p>
          </table:table-cell>
          <table:table-cell office:value-type="string">
            <text:p>01</text:p>
          </table:table-cell>
          <table:table-cell office:value-type="string">
            <text:p>Milieujaarverslag, geaccepteerd door het bevoegd gezag</text:p>
          </table:table-cell>
          <table:table-cell office:value-type="string">
            <text:p>ER Reeks 1990-2023 Definitief (open)</text:p>
          </table:table-cell>
          <table:table-cell office:value-type="float" office:value="8.24">
            <text:p>8,24</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Bedrijf</text:p>
          </table:table-cell>
          <table:table-cell office:value-type="string">
            <text:p>Energiesector</text:p>
          </table:table-cell>
          <table:table-cell office:value-type="string">
            <text:p>Opwekking electriciteit</text:p>
          </table:table-cell>
          <table:table-cell office:value-type="string">
            <text:p>SBI 35 (per bedrijf): Productie en distributie van elektriciteit en gas</text:p>
          </table:table-cell>
          <table:table-cell office:value-type="string">
            <text:p>T108500</text:p>
          </table:table-cell>
          <table:table-cell office:value-type="string">
            <text:p>204944</text:p>
          </table:table-cell>
          <table:table-cell office:value-type="string">
            <text:p>Eneco Bio Golden Raand</text:p>
          </table:table-cell>
          <table:table-cell office:value-type="string">
            <text:p>Metaalpark</text:p>
          </table:table-cell>
          <table:table-cell office:value-type="string">
            <text:p>20</text:p>
          </table:table-cell>
          <table:table-cell/>
          <table:table-cell office:value-type="string">
            <text:p>9936BV</text:p>
          </table:table-cell>
          <table:table-cell office:value-type="string">
            <text:p>Farmsum</text:p>
          </table:table-cell>
          <table:table-cell office:value-type="float" office:value="261424">
            <text:p>261424</text:p>
          </table:table-cell>
          <table:table-cell office:value-type="float" office:value="592709">
            <text:p>592709</text:p>
          </table:table-cell>
          <table:table-cell office:value-type="string">
            <text:p>35120</text:p>
          </table:table-cell>
          <table:table-cell office:value-type="string">
            <text:p>Beheer en exploitatie van transportnetten voor elektriciteit, aardgas en warm water</text:p>
          </table:table-cell>
          <table:table-cell office:value-type="string">
            <text:p>01</text:p>
          </table:table-cell>
          <table:table-cell office:value-type="string">
            <text:p>Milieujaarverslag, geaccepteerd door het bevoegd gezag</text:p>
          </table:table-cell>
          <table:table-cell office:value-type="string">
            <text:p>ER Reeks 1990-2023 Definitief (open)</text:p>
          </table:table-cell>
          <table:table-cell office:value-type="float" office:value="10060">
            <text:p>10060</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Bedrijf</text:p>
          </table:table-cell>
          <table:table-cell office:value-type="string">
            <text:p>Overige industrie</text:p>
          </table:table-cell>
          <table:table-cell office:value-type="string">
            <text:p>Voedings- en genotmiddelenindustrie</text:p>
          </table:table-cell>
          <table:table-cell office:value-type="string">
            <text:p>SBI 11.07 (per bedrijf): Vervaardiging van dranken</text:p>
          </table:table-cell>
          <table:table-cell office:value-type="string">
            <text:p>T105700</text:p>
          </table:table-cell>
          <table:table-cell office:value-type="string">
            <text:p>11105</text:p>
          </table:table-cell>
          <table:table-cell office:value-type="string">
            <text:p>Heineken Nederland BV (Zoeterwoude)</text:p>
          </table:table-cell>
          <table:table-cell office:value-type="string">
            <text:p>Burgemeester Smeetsweg</text:p>
          </table:table-cell>
          <table:table-cell office:value-type="string">
            <text:p>1</text:p>
          </table:table-cell>
          <table:table-cell/>
          <table:table-cell office:value-type="string">
            <text:p>2382PH</text:p>
          </table:table-cell>
          <table:table-cell office:value-type="string">
            <text:p>Zoeterwoude</text:p>
          </table:table-cell>
          <table:table-cell office:value-type="float" office:value="97050">
            <text:p>97050</text:p>
          </table:table-cell>
          <table:table-cell office:value-type="float" office:value="461400">
            <text:p>461400</text:p>
          </table:table-cell>
          <table:table-cell office:value-type="string">
            <text:p>11050</text:p>
          </table:table-cell>
          <table:table-cell office:value-type="string">
            <text:p>Vervaardiging van bier</text:p>
          </table:table-cell>
          <table:table-cell office:value-type="string">
            <text:p>01</text:p>
          </table:table-cell>
          <table:table-cell office:value-type="string">
            <text:p>Milieujaarverslag, geaccepteerd door het bevoegd gezag</text:p>
          </table:table-cell>
          <table:table-cell office:value-type="string">
            <text:p>ER Reeks 1990-2023 Definitief (open)</text:p>
          </table:table-cell>
          <table:table-cell office:value-type="float" office:value="2500">
            <text:p>2500</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Bedrijf</text:p>
          </table:table-cell>
          <table:table-cell office:value-type="string">
            <text:p>Overige industrie</text:p>
          </table:table-cell>
          <table:table-cell office:value-type="string">
            <text:p>Papier(waren)</text:p>
          </table:table-cell>
          <table:table-cell office:value-type="string">
            <text:p>SBI 17 (per bedrijf): Vervaardiging van papier, karton en papier- en kartonwaren</text:p>
          </table:table-cell>
          <table:table-cell office:value-type="string">
            <text:p>T100600</text:p>
          </table:table-cell>
          <table:table-cell office:value-type="string">
            <text:p>104304</text:p>
          </table:table-cell>
          <table:table-cell office:value-type="string">
            <text:p>ESKA Graphic Board BV (Hoogezand)</text:p>
          </table:table-cell>
          <table:table-cell office:value-type="string">
            <text:p>MEINT VENINGASTRAAT</text:p>
          </table:table-cell>
          <table:table-cell office:value-type="string">
            <text:p>114</text:p>
          </table:table-cell>
          <table:table-cell office:value-type="string">
            <text:p>- 116</text:p>
          </table:table-cell>
          <table:table-cell office:value-type="string">
            <text:p>9601KJ</text:p>
          </table:table-cell>
          <table:table-cell office:value-type="string">
            <text:p>Hoogezand</text:p>
          </table:table-cell>
          <table:table-cell office:value-type="float" office:value="246200">
            <text:p>246200</text:p>
          </table:table-cell>
          <table:table-cell office:value-type="float" office:value="575950">
            <text:p>575950</text:p>
          </table:table-cell>
          <table:table-cell office:value-type="string">
            <text:p>17122</text:p>
          </table:table-cell>
          <table:table-cell office:value-type="string">
            <text:p>Vervaardiging van papier en karton voor verpakking</text:p>
          </table:table-cell>
          <table:table-cell office:value-type="string">
            <text:p>01</text:p>
          </table:table-cell>
          <table:table-cell office:value-type="string">
            <text:p>Milieujaarverslag, geaccepteerd door het bevoegd gezag</text:p>
          </table:table-cell>
          <table:table-cell office:value-type="string">
            <text:p>ER Reeks 1990-2023 Definitief (open)</text:p>
          </table:table-cell>
          <table:table-cell office:value-type="float" office:value="1101">
            <text:p>1101</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Bedrijf</text:p>
          </table:table-cell>
          <table:table-cell office:value-type="string">
            <text:p>Overige industrie</text:p>
          </table:table-cell>
          <table:table-cell office:value-type="string">
            <text:p>Voedings- en genotmiddelenindustrie</text:p>
          </table:table-cell>
          <table:table-cell office:value-type="string">
            <text:p>SBI 10.8 (per bedrijf): Overige voedingsmiddelenindustrie (exclusief SBI 10.81 en 10.82)</text:p>
          </table:table-cell>
          <table:table-cell office:value-type="string">
            <text:p>T105600</text:p>
          </table:table-cell>
          <table:table-cell office:value-type="string">
            <text:p>200537</text:p>
          </table:table-cell>
          <table:table-cell office:value-type="string">
            <text:p>Cargill BV - Cargill Cocoa (Aurora)</text:p>
          </table:table-cell>
          <table:table-cell office:value-type="string">
            <text:p>Kalf</text:p>
          </table:table-cell>
          <table:table-cell office:value-type="string">
            <text:p>17</text:p>
          </table:table-cell>
          <table:table-cell/>
          <table:table-cell office:value-type="string">
            <text:p>1509AA</text:p>
          </table:table-cell>
          <table:table-cell office:value-type="string">
            <text:p>Zaandam</text:p>
          </table:table-cell>
          <table:table-cell office:value-type="float" office:value="116327">
            <text:p>116327</text:p>
          </table:table-cell>
          <table:table-cell office:value-type="float" office:value="497520">
            <text:p>497520</text:p>
          </table:table-cell>
          <table:table-cell office:value-type="string">
            <text:p>10821</text:p>
          </table:table-cell>
          <table:table-cell office:value-type="string">
            <text:p>Verwerking van cacao</text:p>
          </table:table-cell>
          <table:table-cell office:value-type="string">
            <text:p>01</text:p>
          </table:table-cell>
          <table:table-cell office:value-type="string">
            <text:p>Milieujaarverslag, geaccepteerd door het bevoegd gezag</text:p>
          </table:table-cell>
          <table:table-cell office:value-type="string">
            <text:p>ER Reeks 1990-2023 Definitief (open)</text:p>
          </table:table-cell>
          <table:table-cell office:value-type="float" office:value="38787">
            <text:p>38787</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Bedrijf</text:p>
          </table:table-cell>
          <table:table-cell office:value-type="string">
            <text:p>Chemische Industrie</text:p>
          </table:table-cell>
          <table:table-cell office:value-type="string">
            <text:p>Chemische Industrie basisproducten</text:p>
          </table:table-cell>
          <table:table-cell office:value-type="string">
            <text:p>SBI 20.16 (per bedrijf): Vervaardiging van kunststof in primaire vorm</text:p>
          </table:table-cell>
          <table:table-cell office:value-type="string">
            <text:p>T102800</text:p>
          </table:table-cell>
          <table:table-cell office:value-type="string">
            <text:p>10079</text:p>
          </table:table-cell>
          <table:table-cell office:value-type="string">
            <text:p>Chemours Netherlands BV</text:p>
          </table:table-cell>
          <table:table-cell office:value-type="string">
            <text:p>Baanhoekweg</text:p>
          </table:table-cell>
          <table:table-cell office:value-type="string">
            <text:p>22</text:p>
          </table:table-cell>
          <table:table-cell/>
          <table:table-cell office:value-type="string">
            <text:p>3313LA</text:p>
          </table:table-cell>
          <table:table-cell office:value-type="string">
            <text:p>Dordrecht</text:p>
          </table:table-cell>
          <table:table-cell office:value-type="float" office:value="109500">
            <text:p>109500</text:p>
          </table:table-cell>
          <table:table-cell office:value-type="float" office:value="425710">
            <text:p>425710</text:p>
          </table:table-cell>
          <table:table-cell office:value-type="string">
            <text:p>20160</text:p>
          </table:table-cell>
          <table:table-cell office:value-type="string">
            <text:p>Vervaardiging van kunststof in primaire vorm</text:p>
          </table:table-cell>
          <table:table-cell office:value-type="string">
            <text:p>01</text:p>
          </table:table-cell>
          <table:table-cell office:value-type="string">
            <text:p>Milieujaarverslag, geaccepteerd door het bevoegd gezag</text:p>
          </table:table-cell>
          <table:table-cell office:value-type="string">
            <text:p>ER Reeks 1990-2023 Definitief (open)</text:p>
          </table:table-cell>
          <table:table-cell office:value-type="float" office:value="403">
            <text:p>403</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Bedrijf</text:p>
          </table:table-cell>
          <table:table-cell office:value-type="string">
            <text:p>Chemische Industrie</text:p>
          </table:table-cell>
          <table:table-cell office:value-type="string">
            <text:p>Chemische Industrie basisproducten</text:p>
          </table:table-cell>
          <table:table-cell office:value-type="string">
            <text:p>SBI 20.1 (per bedrijf): Vervaardiging van chemische basisproducten</text:p>
          </table:table-cell>
          <table:table-cell office:value-type="string">
            <text:p>T101100</text:p>
          </table:table-cell>
          <table:table-cell office:value-type="string">
            <text:p>41003</text:p>
          </table:table-cell>
          <table:table-cell office:value-type="string">
            <text:p>Shell Nederland Chemie BV (Moerdijk)</text:p>
          </table:table-cell>
          <table:table-cell office:value-type="string">
            <text:p>Chemieweg</text:p>
          </table:table-cell>
          <table:table-cell office:value-type="string">
            <text:p>25</text:p>
          </table:table-cell>
          <table:table-cell/>
          <table:table-cell office:value-type="string">
            <text:p>4782SJ</text:p>
          </table:table-cell>
          <table:table-cell office:value-type="string">
            <text:p>Moerdijk</text:p>
          </table:table-cell>
          <table:table-cell office:value-type="float" office:value="97946">
            <text:p>97946</text:p>
          </table:table-cell>
          <table:table-cell office:value-type="float" office:value="411331">
            <text:p>411331</text:p>
          </table:table-cell>
          <table:table-cell office:value-type="string">
            <text:p>20141</text:p>
          </table:table-cell>
          <table:table-cell office:value-type="string">
            <text:p>Vervaardiging van petrochemische producten</text:p>
          </table:table-cell>
          <table:table-cell office:value-type="string">
            <text:p>01</text:p>
          </table:table-cell>
          <table:table-cell office:value-type="string">
            <text:p>Milieujaarverslag, geaccepteerd door het bevoegd gezag</text:p>
          </table:table-cell>
          <table:table-cell office:value-type="string">
            <text:p>ER Reeks 1990-2023 Definitief (open)</text:p>
          </table:table-cell>
          <table:table-cell office:value-type="float" office:value="3314">
            <text:p>3314</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Bedrijf</text:p>
          </table:table-cell>
          <table:table-cell office:value-type="string">
            <text:p>Overige industrie</text:p>
          </table:table-cell>
          <table:table-cell office:value-type="string">
            <text:p>Voedings- en genotmiddelenindustrie</text:p>
          </table:table-cell>
          <table:table-cell office:value-type="string">
            <text:p>SBI 10.8 (per bedrijf): Overige voedingsmiddelenindustrie (exclusief SBI 10.81 en 10.82)</text:p>
          </table:table-cell>
          <table:table-cell office:value-type="string">
            <text:p>T105600</text:p>
          </table:table-cell>
          <table:table-cell office:value-type="string">
            <text:p>10687</text:p>
          </table:table-cell>
          <table:table-cell office:value-type="string">
            <text:p>DSM Delft Permit BV</text:p>
          </table:table-cell>
          <table:table-cell office:value-type="string">
            <text:p>Alexander Fleminglaan</text:p>
          </table:table-cell>
          <table:table-cell office:value-type="string">
            <text:p>1</text:p>
          </table:table-cell>
          <table:table-cell/>
          <table:table-cell office:value-type="string">
            <text:p>2613AX</text:p>
          </table:table-cell>
          <table:table-cell office:value-type="string">
            <text:p>Delft</text:p>
          </table:table-cell>
          <table:table-cell office:value-type="float" office:value="83500">
            <text:p>83500</text:p>
          </table:table-cell>
          <table:table-cell office:value-type="float" office:value="448300">
            <text:p>448300</text:p>
          </table:table-cell>
          <table:table-cell office:value-type="string">
            <text:p>10890</text:p>
          </table:table-cell>
          <table:table-cell office:value-type="string">
            <text:p>Vervaardiging van overige voedingsmiddelen n.e.g.</text:p>
          </table:table-cell>
          <table:table-cell office:value-type="string">
            <text:p>01</text:p>
          </table:table-cell>
          <table:table-cell office:value-type="string">
            <text:p>Milieujaarverslag, geaccepteerd door het bevoegd gezag</text:p>
          </table:table-cell>
          <table:table-cell office:value-type="string">
            <text:p>ER Reeks 1990-2023 Definitief (open)</text:p>
          </table:table-cell>
          <table:table-cell office:value-type="float" office:value="301.3">
            <text:p>301,3</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Bedrijf</text:p>
          </table:table-cell>
          <table:table-cell office:value-type="string">
            <text:p>Chemische Industrie</text:p>
          </table:table-cell>
          <table:table-cell office:value-type="string">
            <text:p>Chemische Industrie basisproducten</text:p>
          </table:table-cell>
          <table:table-cell office:value-type="string">
            <text:p>SBI 20.1 (per bedrijf): Vervaardiging van chemische basisproducten</text:p>
          </table:table-cell>
          <table:table-cell office:value-type="string">
            <text:p>T101100</text:p>
          </table:table-cell>
          <table:table-cell office:value-type="string">
            <text:p>10004</text:p>
          </table:table-cell>
          <table:table-cell office:value-type="string">
            <text:p>Lyondell Chemie Nederland BV</text:p>
          </table:table-cell>
          <table:table-cell office:value-type="string">
            <text:p>Theemsweg</text:p>
          </table:table-cell>
          <table:table-cell office:value-type="string">
            <text:p>14</text:p>
          </table:table-cell>
          <table:table-cell/>
          <table:table-cell office:value-type="string">
            <text:p>3197KM</text:p>
          </table:table-cell>
          <table:table-cell office:value-type="string">
            <text:p>Botlek Rotterdam</text:p>
          </table:table-cell>
          <table:table-cell office:value-type="float" office:value="76900">
            <text:p>76900</text:p>
          </table:table-cell>
          <table:table-cell office:value-type="float" office:value="433220">
            <text:p>433220</text:p>
          </table:table-cell>
          <table:table-cell office:value-type="string">
            <text:p>20141</text:p>
          </table:table-cell>
          <table:table-cell office:value-type="string">
            <text:p>Vervaardiging van petrochemische producten</text:p>
          </table:table-cell>
          <table:table-cell office:value-type="string">
            <text:p>01</text:p>
          </table:table-cell>
          <table:table-cell office:value-type="string">
            <text:p>Milieujaarverslag, geaccepteerd door het bevoegd gezag</text:p>
          </table:table-cell>
          <table:table-cell office:value-type="string">
            <text:p>ER Reeks 1990-2023 Definitief (open)</text:p>
          </table:table-cell>
          <table:table-cell office:value-type="float" office:value="4736.2">
            <text:p>4736,2</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Bedrijf</text:p>
          </table:table-cell>
          <table:table-cell office:value-type="string">
            <text:p>Overige industrie</text:p>
          </table:table-cell>
          <table:table-cell office:value-type="string">
            <text:p>Basismetaal</text:p>
          </table:table-cell>
          <table:table-cell office:value-type="string">
            <text:p>SBI 24.45 (per bedrijf) Vervaardiging van overige non-ferrometalen, zink</text:p>
          </table:table-cell>
          <table:table-cell office:value-type="string">
            <text:p>T104706</text:p>
          </table:table-cell>
          <table:table-cell office:value-type="string">
            <text:p>43013</text:p>
          </table:table-cell>
          <table:table-cell office:value-type="string">
            <text:p>Nyrstar Budel BV</text:p>
          </table:table-cell>
          <table:table-cell office:value-type="string">
            <text:p>Hoofdstraat</text:p>
          </table:table-cell>
          <table:table-cell office:value-type="string">
            <text:p>1</text:p>
          </table:table-cell>
          <table:table-cell/>
          <table:table-cell office:value-type="string">
            <text:p>6024AA</text:p>
          </table:table-cell>
          <table:table-cell office:value-type="string">
            <text:p>Budel-Dorplein</text:p>
          </table:table-cell>
          <table:table-cell office:value-type="float" office:value="169900">
            <text:p>169900</text:p>
          </table:table-cell>
          <table:table-cell office:value-type="float" office:value="361000">
            <text:p>361000</text:p>
          </table:table-cell>
          <table:table-cell office:value-type="string">
            <text:p>24430</text:p>
          </table:table-cell>
          <table:table-cell office:value-type="string">
            <text:p>Vervaardiging van lood, zink en tin</text:p>
          </table:table-cell>
          <table:table-cell office:value-type="string">
            <text:p>01</text:p>
          </table:table-cell>
          <table:table-cell office:value-type="string">
            <text:p>Milieujaarverslag, geaccepteerd door het bevoegd gezag</text:p>
          </table:table-cell>
          <table:table-cell office:value-type="string">
            <text:p>ER Reeks 1990-2023 Definitief (open)</text:p>
          </table:table-cell>
          <table:table-cell office:value-type="float" office:value="1650">
            <text:p>1650</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Bedrijf</text:p>
          </table:table-cell>
          <table:table-cell office:value-type="string">
            <text:p>Afvalverwijdering</text:p>
          </table:table-cell>
          <table:table-cell office:value-type="string">
            <text:p>AVI's</text:p>
          </table:table-cell>
          <table:table-cell office:value-type="string">
            <text:p>SBI 38.2 (per bedrijf): Behandeling van afval</text:p>
          </table:table-cell>
          <table:table-cell office:value-type="string">
            <text:p>T111201</text:p>
          </table:table-cell>
          <table:table-cell office:value-type="string">
            <text:p>202902</text:p>
          </table:table-cell>
          <table:table-cell office:value-type="string">
            <text:p>GMB Slibverwerking Tiel BV</text:p>
          </table:table-cell>
          <table:table-cell office:value-type="string">
            <text:p>Simon Stevinstraat</text:p>
          </table:table-cell>
          <table:table-cell office:value-type="string">
            <text:p>2</text:p>
          </table:table-cell>
          <table:table-cell office:value-type="string">
            <text:p>a</text:p>
          </table:table-cell>
          <table:table-cell office:value-type="string">
            <text:p>4004JV</text:p>
          </table:table-cell>
          <table:table-cell office:value-type="string">
            <text:p>Tiel</text:p>
          </table:table-cell>
          <table:table-cell office:value-type="float" office:value="158236">
            <text:p>158236</text:p>
          </table:table-cell>
          <table:table-cell office:value-type="float" office:value="436521">
            <text:p>436521</text:p>
          </table:table-cell>
          <table:table-cell office:value-type="string">
            <text:p>38210</text:p>
          </table:table-cell>
          <table:table-cell office:value-type="string">
            <text:p>Behandeling van onschadelijk afval</text:p>
          </table:table-cell>
          <table:table-cell office:value-type="string">
            <text:p>01</text:p>
          </table:table-cell>
          <table:table-cell office:value-type="string">
            <text:p>Milieujaarverslag, geaccepteerd door het bevoegd gezag</text:p>
          </table:table-cell>
          <table:table-cell office:value-type="string">
            <text:p>ER Reeks 1990-2023 Definitief (open)</text:p>
          </table:table-cell>
          <table:table-cell office:value-type="float" office:value="1620">
            <text:p>1620</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Bedrijf</text:p>
          </table:table-cell>
          <table:table-cell office:value-type="string">
            <text:p>Afvalverwijdering</text:p>
          </table:table-cell>
          <table:table-cell office:value-type="string">
            <text:p>AVI's</text:p>
          </table:table-cell>
          <table:table-cell office:value-type="string">
            <text:p>SBI 38.2 (per bedrijf): Afvalinzameling/beh, AVI's</text:p>
          </table:table-cell>
          <table:table-cell office:value-type="string">
            <text:p>T104201</text:p>
          </table:table-cell>
          <table:table-cell office:value-type="string">
            <text:p>64005</text:p>
          </table:table-cell>
          <table:table-cell office:value-type="string">
            <text:p>ARN B.V.</text:p>
          </table:table-cell>
          <table:table-cell office:value-type="string">
            <text:p>Nieuwe Pieckelaan</text:p>
          </table:table-cell>
          <table:table-cell office:value-type="string">
            <text:p>1</text:p>
          </table:table-cell>
          <table:table-cell/>
          <table:table-cell office:value-type="string">
            <text:p>6551DX</text:p>
          </table:table-cell>
          <table:table-cell office:value-type="string">
            <text:p>Weurt</text:p>
          </table:table-cell>
          <table:table-cell office:value-type="float" office:value="183067">
            <text:p>183067</text:p>
          </table:table-cell>
          <table:table-cell office:value-type="float" office:value="428715">
            <text:p>428715</text:p>
          </table:table-cell>
          <table:table-cell office:value-type="string">
            <text:p>38210</text:p>
          </table:table-cell>
          <table:table-cell office:value-type="string">
            <text:p>Behandeling van onschadelijk afval</text:p>
          </table:table-cell>
          <table:table-cell office:value-type="string">
            <text:p>01</text:p>
          </table:table-cell>
          <table:table-cell office:value-type="string">
            <text:p>Milieujaarverslag, geaccepteerd door het bevoegd gezag</text:p>
          </table:table-cell>
          <table:table-cell office:value-type="string">
            <text:p>ER Reeks 1990-2023 Definitief (open)</text:p>
          </table:table-cell>
          <table:table-cell office:value-type="float" office:value="4100.00000000001">
            <text:p>4100</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Bedrijf</text:p>
          </table:table-cell>
          <table:table-cell office:value-type="string">
            <text:p>Overige industrie</text:p>
          </table:table-cell>
          <table:table-cell office:value-type="string">
            <text:p>Basismetaal</text:p>
          </table:table-cell>
          <table:table-cell office:value-type="string">
            <text:p>SBI 24.5 (per bedrijf): Gieten van metalen</text:p>
          </table:table-cell>
          <table:table-cell office:value-type="string">
            <text:p>T104901</text:p>
          </table:table-cell>
          <table:table-cell office:value-type="string">
            <text:p>63504</text:p>
          </table:table-cell>
          <table:table-cell office:value-type="string">
            <text:p>Gieterij Doesburg BV</text:p>
          </table:table-cell>
          <table:table-cell office:value-type="string">
            <text:p>Barend Ubbinkweg</text:p>
          </table:table-cell>
          <table:table-cell office:value-type="string">
            <text:p>2</text:p>
          </table:table-cell>
          <table:table-cell/>
          <table:table-cell office:value-type="string">
            <text:p>6981EC</text:p>
          </table:table-cell>
          <table:table-cell office:value-type="string">
            <text:p>Doesburg</text:p>
          </table:table-cell>
          <table:table-cell office:value-type="float" office:value="206112">
            <text:p>206112</text:p>
          </table:table-cell>
          <table:table-cell office:value-type="float" office:value="447069">
            <text:p>447069</text:p>
          </table:table-cell>
          <table:table-cell office:value-type="string">
            <text:p>24510</text:p>
          </table:table-cell>
          <table:table-cell office:value-type="string">
            <text:p>Gieten van ijzer</text:p>
          </table:table-cell>
          <table:table-cell office:value-type="string">
            <text:p>01</text:p>
          </table:table-cell>
          <table:table-cell office:value-type="string">
            <text:p>Milieujaarverslag, geaccepteerd door het bevoegd gezag</text:p>
          </table:table-cell>
          <table:table-cell office:value-type="string">
            <text:p>ER Reeks 1990-2023 Definitief (open)</text:p>
          </table:table-cell>
          <table:table-cell office:value-type="float" office:value="443">
            <text:p>443</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Bedrijf</text:p>
          </table:table-cell>
          <table:table-cell office:value-type="string">
            <text:p>Overige industrie</text:p>
          </table:table-cell>
          <table:table-cell office:value-type="string">
            <text:p>Papier(waren)</text:p>
          </table:table-cell>
          <table:table-cell office:value-type="string">
            <text:p>SBI 17.1 (per bedrijf): Vervaardiging van papierpulp, papier en karton</text:p>
          </table:table-cell>
          <table:table-cell office:value-type="string">
            <text:p>T102100</text:p>
          </table:table-cell>
          <table:table-cell office:value-type="string">
            <text:p>60</text:p>
          </table:table-cell>
          <table:table-cell office:value-type="string">
            <text:p>Sappi Maastricht BV</text:p>
          </table:table-cell>
          <table:table-cell office:value-type="string">
            <text:p>Biesenweg</text:p>
          </table:table-cell>
          <table:table-cell office:value-type="string">
            <text:p>16</text:p>
          </table:table-cell>
          <table:table-cell/>
          <table:table-cell office:value-type="string">
            <text:p>6211AA</text:p>
          </table:table-cell>
          <table:table-cell office:value-type="string">
            <text:p>Maastricht</text:p>
          </table:table-cell>
          <table:table-cell office:value-type="float" office:value="176620">
            <text:p>176620</text:p>
          </table:table-cell>
          <table:table-cell office:value-type="float" office:value="318700">
            <text:p>318700</text:p>
          </table:table-cell>
          <table:table-cell office:value-type="string">
            <text:p>17121</text:p>
          </table:table-cell>
          <table:table-cell office:value-type="string">
            <text:p>Vervaardiging van grafisch papier en karton</text:p>
          </table:table-cell>
          <table:table-cell office:value-type="string">
            <text:p>01</text:p>
          </table:table-cell>
          <table:table-cell office:value-type="string">
            <text:p>Milieujaarverslag, geaccepteerd door het bevoegd gezag</text:p>
          </table:table-cell>
          <table:table-cell office:value-type="string">
            <text:p>ER Reeks 1990-2023 Definitief (open)</text:p>
          </table:table-cell>
          <table:table-cell office:value-type="float" office:value="2978.62">
            <text:p>2978,62</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Bedrijf</text:p>
          </table:table-cell>
          <table:table-cell office:value-type="string">
            <text:p>Chemische Industrie</text:p>
          </table:table-cell>
          <table:table-cell office:value-type="string">
            <text:p>Chemische Industrie basisproducten</text:p>
          </table:table-cell>
          <table:table-cell office:value-type="string">
            <text:p>SBI 20.1 (per bedrijf): Vervaardiging van chemische basisproducten</text:p>
          </table:table-cell>
          <table:table-cell office:value-type="string">
            <text:p>T101100</text:p>
          </table:table-cell>
          <table:table-cell office:value-type="string">
            <text:p>204851</text:p>
          </table:table-cell>
          <table:table-cell office:value-type="string">
            <text:p>Air Products Nederland BV (Pernis)</text:p>
          </table:table-cell>
          <table:table-cell office:value-type="string">
            <text:p>Botlekweg</text:p>
          </table:table-cell>
          <table:table-cell office:value-type="string">
            <text:p>127</text:p>
          </table:table-cell>
          <table:table-cell/>
          <table:table-cell office:value-type="string">
            <text:p>3197KA</text:p>
          </table:table-cell>
          <table:table-cell office:value-type="string">
            <text:p>Botlek Rotterdam</text:p>
          </table:table-cell>
          <table:table-cell office:value-type="float" office:value="79259">
            <text:p>79259</text:p>
          </table:table-cell>
          <table:table-cell office:value-type="float" office:value="431845">
            <text:p>431845</text:p>
          </table:table-cell>
          <table:table-cell office:value-type="string">
            <text:p>20110</text:p>
          </table:table-cell>
          <table:table-cell office:value-type="string">
            <text:p>Vervaardiging van industriële gassen</text:p>
          </table:table-cell>
          <table:table-cell office:value-type="string">
            <text:p>01</text:p>
          </table:table-cell>
          <table:table-cell office:value-type="string">
            <text:p>Milieujaarverslag, geaccepteerd door het bevoegd gezag</text:p>
          </table:table-cell>
          <table:table-cell office:value-type="string">
            <text:p>ER Reeks 1990-2023 Definitief (open)</text:p>
          </table:table-cell>
          <table:table-cell office:value-type="float" office:value="233">
            <text:p>233</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Bedrijf</text:p>
          </table:table-cell>
          <table:table-cell office:value-type="string">
            <text:p>Afvalverwijdering</text:p>
          </table:table-cell>
          <table:table-cell office:value-type="string">
            <text:p>AVI's</text:p>
          </table:table-cell>
          <table:table-cell office:value-type="string">
            <text:p>SBI 38.2 (per bedrijf): Afvalinzameling/beh, AVI's</text:p>
          </table:table-cell>
          <table:table-cell office:value-type="string">
            <text:p>T104201</text:p>
          </table:table-cell>
          <table:table-cell office:value-type="string">
            <text:p>28091</text:p>
          </table:table-cell>
          <table:table-cell office:value-type="string">
            <text:p>HVC (Alkmaar)</text:p>
          </table:table-cell>
          <table:table-cell office:value-type="string">
            <text:p>Jadestraat</text:p>
          </table:table-cell>
          <table:table-cell office:value-type="string">
            <text:p>1</text:p>
          </table:table-cell>
          <table:table-cell/>
          <table:table-cell office:value-type="string">
            <text:p>1812RD</text:p>
          </table:table-cell>
          <table:table-cell office:value-type="string">
            <text:p>Alkmaar</text:p>
          </table:table-cell>
          <table:table-cell office:value-type="float" office:value="112698">
            <text:p>112698</text:p>
          </table:table-cell>
          <table:table-cell office:value-type="float" office:value="513765">
            <text:p>513765</text:p>
          </table:table-cell>
          <table:table-cell office:value-type="string">
            <text:p>38210</text:p>
          </table:table-cell>
          <table:table-cell office:value-type="string">
            <text:p>Behandeling van onschadelijk afval</text:p>
          </table:table-cell>
          <table:table-cell office:value-type="string">
            <text:p>01</text:p>
          </table:table-cell>
          <table:table-cell office:value-type="string">
            <text:p>Milieujaarverslag, geaccepteerd door het bevoegd gezag</text:p>
          </table:table-cell>
          <table:table-cell office:value-type="string">
            <text:p>ER Reeks 1990-2023 Definitief (open)</text:p>
          </table:table-cell>
          <table:table-cell office:value-type="float" office:value="6905.96">
            <text:p>6905,96</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Bedrijf</text:p>
          </table:table-cell>
          <table:table-cell office:value-type="string">
            <text:p>Overige industrie</text:p>
          </table:table-cell>
          <table:table-cell office:value-type="string">
            <text:p>Voedings- en genotmiddelenindustrie</text:p>
          </table:table-cell>
          <table:table-cell office:value-type="string">
            <text:p>SBI 10.5 (per bedrijf): Zuivelindustrie</text:p>
          </table:table-cell>
          <table:table-cell office:value-type="string">
            <text:p>T105300</text:p>
          </table:table-cell>
          <table:table-cell office:value-type="string">
            <text:p>75342</text:p>
          </table:table-cell>
          <table:table-cell office:value-type="string">
            <text:p>FrieslandCampina Cheese (Balkbrug)</text:p>
          </table:table-cell>
          <table:table-cell office:value-type="string">
            <text:p>Coevorderweg</text:p>
          </table:table-cell>
          <table:table-cell office:value-type="string">
            <text:p>40</text:p>
          </table:table-cell>
          <table:table-cell/>
          <table:table-cell office:value-type="string">
            <text:p>7707AR</text:p>
          </table:table-cell>
          <table:table-cell office:value-type="string">
            <text:p>Balkbrug</text:p>
          </table:table-cell>
          <table:table-cell office:value-type="float" office:value="223394">
            <text:p>223394</text:p>
          </table:table-cell>
          <table:table-cell office:value-type="float" office:value="513226">
            <text:p>513226</text:p>
          </table:table-cell>
          <table:table-cell office:value-type="string">
            <text:p>10510</text:p>
          </table:table-cell>
          <table:table-cell office:value-type="string">
            <text:p>Vervaardiging van zuivelproducten (geen consumptie-ijs)</text:p>
          </table:table-cell>
          <table:table-cell office:value-type="string">
            <text:p>01</text:p>
          </table:table-cell>
          <table:table-cell office:value-type="string">
            <text:p>Milieujaarverslag, geaccepteerd door het bevoegd gezag</text:p>
          </table:table-cell>
          <table:table-cell office:value-type="string">
            <text:p>ER Reeks 1990-2023 Definitief (open)</text:p>
          </table:table-cell>
          <table:table-cell office:value-type="float" office:value="4">
            <text:p>4</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Bedrijf</text:p>
          </table:table-cell>
          <table:table-cell office:value-type="string">
            <text:p>Afvalverwijdering</text:p>
          </table:table-cell>
          <table:table-cell office:value-type="string">
            <text:p>AVI's</text:p>
          </table:table-cell>
          <table:table-cell office:value-type="string">
            <text:p>SBI 38.2 (per bedrijf): Afvalinzameling/beh, AVI's</text:p>
          </table:table-cell>
          <table:table-cell office:value-type="string">
            <text:p>T104201</text:p>
          </table:table-cell>
          <table:table-cell office:value-type="string">
            <text:p>12157</text:p>
          </table:table-cell>
          <table:table-cell office:value-type="string">
            <text:p>Zavin C.V.</text:p>
          </table:table-cell>
          <table:table-cell office:value-type="string">
            <text:p>Baanhoekweg</text:p>
          </table:table-cell>
          <table:table-cell office:value-type="string">
            <text:p>46</text:p>
          </table:table-cell>
          <table:table-cell/>
          <table:table-cell office:value-type="string">
            <text:p>3313LP</text:p>
          </table:table-cell>
          <table:table-cell office:value-type="string">
            <text:p>Dordrecht</text:p>
          </table:table-cell>
          <table:table-cell office:value-type="float" office:value="110200">
            <text:p>110200</text:p>
          </table:table-cell>
          <table:table-cell office:value-type="float" office:value="425450">
            <text:p>425450</text:p>
          </table:table-cell>
          <table:table-cell office:value-type="string">
            <text:p>38220</text:p>
          </table:table-cell>
          <table:table-cell office:value-type="string">
            <text:p>Behandeling van schadelijk afval</text:p>
          </table:table-cell>
          <table:table-cell office:value-type="string">
            <text:p>01</text:p>
          </table:table-cell>
          <table:table-cell office:value-type="string">
            <text:p>Milieujaarverslag, geaccepteerd door het bevoegd gezag</text:p>
          </table:table-cell>
          <table:table-cell office:value-type="string">
            <text:p>ER Reeks 1990-2023 Definitief (open)</text:p>
          </table:table-cell>
          <table:table-cell office:value-type="float" office:value="188.51">
            <text:p>188,51</text:p>
          </table:table-cell>
          <table:table-cell office:value-type="string">
            <text:p>kg</text:p>
          </table:table-cell>
          <table:table-cell table:number-columns-repeated="996"/>
        </table:table-row>
        <table:table-row table:style-name="ro4">
          <table:table-cell office:value-type="string">
            <text:p>10</text:p>
          </table:table-cell>
          <table:table-cell office:value-type="string">
            <text:p>Lucht</text:p>
          </table:table-cell>
          <table:table-cell office:value-type="string">
            <text:p>301</text:p>
          </table:table-cell>
          <table:table-cell office:value-type="string">
            <text:p>Ammoniak</text:p>
          </table:table-cell>
          <table:table-cell office:value-type="string">
            <text:p>Nederland</text:p>
          </table:table-cell>
          <table:table-cell/>
          <table:table-cell office:value-type="string">
            <text:p>Nederland</text:p>
          </table:table-cell>
          <table:table-cell office:value-type="string">
            <text:p>Bedrijf</text:p>
          </table:table-cell>
          <table:table-cell office:value-type="string">
            <text:p>Chemische Industrie</text:p>
          </table:table-cell>
          <table:table-cell office:value-type="string">
            <text:p>Chemische Industrie kunstmeststoffen</text:p>
          </table:table-cell>
          <table:table-cell office:value-type="string">
            <text:p>SBI 20.15 (per bedrijf): Vervaardiging van kunstmeststoffen en stikstofverbindingen</text:p>
          </table:table-cell>
          <table:table-cell office:value-type="string">
            <text:p>T102700</text:p>
          </table:table-cell>
          <table:table-cell office:value-type="string">
            <text:p>51105</text:p>
          </table:table-cell>
          <table:table-cell office:value-type="string">
            <text:p>YARA Sluiskil BV</text:p>
          </table:table-cell>
          <table:table-cell office:value-type="string">
            <text:p>Industrieweg</text:p>
          </table:table-cell>
          <table:table-cell office:value-type="string">
            <text:p>10</text:p>
          </table:table-cell>
          <table:table-cell/>
          <table:table-cell office:value-type="string">
            <text:p>4541HJ</text:p>
          </table:table-cell>
          <table:table-cell office:value-type="string">
            <text:p>Sluiskil</text:p>
          </table:table-cell>
          <table:table-cell office:value-type="float" office:value="47750">
            <text:p>47750</text:p>
          </table:table-cell>
          <table:table-cell office:value-type="float" office:value="366500">
            <text:p>366500</text:p>
          </table:table-cell>
          <table:table-cell office:value-type="string">
            <text:p>20150</text:p>
          </table:table-cell>
          <table:table-cell office:value-type="string">
            <text:p>Vervaardiging van kunstmeststoffen en stikstofverbindingen</text:p>
          </table:table-cell>
          <table:table-cell office:value-type="string">
            <text:p>01</text:p>
          </table:table-cell>
          <table:table-cell office:value-type="string">
            <text:p>Milieujaarverslag, geaccepteerd door het bevoegd gezag</text:p>
          </table:table-cell>
          <table:table-cell office:value-type="string">
            <text:p>ER Reeks 1990-2023 Definitief (open)</text:p>
          </table:table-cell>
          <table:table-cell office:value-type="float" office:value="194865">
            <text:p>194865</text:p>
          </table:table-cell>
          <table:table-cell office:value-type="string">
            <text:p>kg</text:p>
          </table:table-cell>
          <table:table-cell table:number-columns-repeated="99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nl" fo:country="NL"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6P0" style:volatile="true">
      <number:currency-symbol number:language="nl" number:country="NL">€</number:currency-symbol>
      <number:text> </number:text>
      <number:number number:decimal-places="2" number:min-integer-digits="1" number:grouping="true"/>
    </number:currency-style>
    <number:currency-style style:name="N106">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106P0"/>
    </number:currency-style>
    <number:number-style style:name="N8106P0" style:volatile="true" number:language="nl" number:country="NL">
      <number:text>€ </number:text>
      <number:number number:decimal-places="0" number:min-integer-digits="1" number:grouping="true"/>
      <number:text> </number:text>
    </number:number-style>
    <number:number-style style:name="N8106" number:language="nl" number:country="NL">
      <number:text>€ </number:text>
      <number:number number:decimal-places="0" number:min-integer-digits="1" number:grouping="true"/>
      <number:text>-</number:text>
      <style:map style:condition="value()&gt;=0" style:apply-style-name="N8106P0"/>
    </number:number-style>
    <number:number-style style:name="N8107P0" style:volatile="true" number:language="nl" number:country="NL">
      <number:text>€ </number:text>
      <number:number number:decimal-places="0" number:min-integer-digits="1" number:grouping="true"/>
      <number:text> </number:text>
    </number:number-style>
    <number:number-style style:name="N8107" number:language="nl" number:country="NL">
      <style:text-properties fo:color="#ff0000"/>
      <number:text>€ </number:text>
      <number:number number:decimal-places="0" number:min-integer-digits="1" number:grouping="true"/>
      <number:text>-</number:text>
      <style:map style:condition="value()&gt;=0" style:apply-style-name="N8107P0"/>
    </number:number-style>
    <number:number-style style:name="N8108P0" style:volatile="true" number:language="nl" number:country="NL">
      <number:text>€ </number:text>
      <number:number number:decimal-places="2" number:min-integer-digits="1" number:grouping="true"/>
      <number:text> </number:text>
    </number:number-style>
    <number:number-style style:name="N8108" number:language="nl" number:country="NL">
      <number:text>€ </number:text>
      <number:number number:decimal-places="2" number:min-integer-digits="1" number:grouping="true"/>
      <number:text>-</number:text>
      <style:map style:condition="value()&gt;=0" style:apply-style-name="N8108P0"/>
    </number:number-style>
    <number:number-style style:name="N8109P0" style:volatile="true" number:language="nl" number:country="NL">
      <number:text>€ </number:text>
      <number:number number:decimal-places="2" number:min-integer-digits="1" number:grouping="true"/>
      <number:text> </number:text>
    </number:number-style>
    <number:number-style style:name="N8109" number:language="nl" number:country="NL">
      <style:text-properties fo:color="#ff0000"/>
      <number:text>€ </number:text>
      <number:number number:decimal-places="2" number:min-integer-digits="1" number:grouping="true"/>
      <number:text>-</number:text>
      <style:map style:condition="value()&gt;=0" style:apply-style-name="N8109P0"/>
    </number:number-style>
    <number:date-style style:name="N8110" number:language="nl" number:country="NL">
      <number:day/>
      <number:text>-</number:text>
      <number:month/>
      <number:text>-</number:text>
      <number:year number:style="long"/>
    </number:date-style>
    <number:date-style style:name="N8111" number:language="nl" number:country="NL">
      <number:day/>
      <number:text>-</number:text>
      <number:month number:textual="true"/>
      <number:text>-</number:text>
      <number:year/>
    </number:date-style>
    <number:date-style style:name="N8112" number:language="nl" number:country="NL">
      <number:day/>
      <number:text>-</number:text>
      <number:month number:textual="true"/>
    </number:date-style>
    <number:date-style style:name="N8113" number:language="nl" number:country="NL">
      <number:month number:textual="true"/>
      <number:text>-</number:text>
      <number:year/>
    </number:date-style>
    <number:time-style style:name="N8114" number:language="nl" number:country="NL">
      <number:hours/>
      <number:text>:</number:text>
      <number:minutes number:style="long"/>
      <number:text> </number:text>
      <number:am-pm/>
    </number:time-style>
    <number:time-style style:name="N8115" number:language="nl" number:country="NL">
      <number:hours/>
      <number:text>:</number:text>
      <number:minutes number:style="long"/>
      <number:text>:</number:text>
      <number:seconds number:style="long"/>
      <number:text> </number:text>
      <number:am-pm/>
    </number:time-style>
    <number:time-style style:name="N8116" number:language="nl" number:country="NL">
      <number:hours/>
      <number:text>:</number:text>
      <number:minutes number:style="long"/>
    </number:time-style>
    <number:time-style style:name="N8117" number:language="nl" number:country="NL">
      <number:hours/>
      <number:text>:</number:text>
      <number:minutes number:style="long"/>
      <number:text>:</number:text>
      <number:seconds number:style="long"/>
    </number:time-style>
    <number:date-style style:name="N8118" number:language="nl" number:country="NL">
      <number:day/>
      <number:text>-</number:text>
      <number:month/>
      <number:text>-</number:text>
      <number:year number:style="long"/>
      <number:text> </number:text>
      <number:hours/>
      <number:text>:</number:text>
      <number:minutes number:style="long"/>
    </number:date-style>
    <number:number-style style:name="N8119P0" style:volatile="true" number:language="nl" number:country="NL">
      <number:number number:decimal-places="0" number:min-integer-digits="1" number:grouping="true"/>
      <number:text> </number:text>
    </number:number-style>
    <number:number-style style:name="N8119" number:language="nl" number:country="NL">
      <number:number number:decimal-places="0" number:min-integer-digits="1" number:grouping="true"/>
      <number:text>-</number:text>
      <style:map style:condition="value()&gt;=0" style:apply-style-name="N8119P0"/>
    </number:number-style>
    <number:number-style style:name="N8120P0" style:volatile="true" number:language="nl" number:country="NL">
      <number:number number:decimal-places="0" number:min-integer-digits="1" number:grouping="true"/>
      <number:text> </number:text>
    </number:number-style>
    <number:number-style style:name="N8120" number:language="nl" number:country="NL">
      <style:text-properties fo:color="#ff0000"/>
      <number:number number:decimal-places="0" number:min-integer-digits="1" number:grouping="true"/>
      <number:text>-</number:text>
      <style:map style:condition="value()&gt;=0" style:apply-style-name="N8120P0"/>
    </number:number-style>
    <number:number-style style:name="N8121P0" style:volatile="true" number:language="nl" number:country="NL">
      <number:number number:decimal-places="2" number:min-integer-digits="1" number:grouping="true"/>
      <number:text> </number:text>
    </number:number-style>
    <number:number-style style:name="N8121" number:language="nl" number:country="NL">
      <number:number number:decimal-places="2" number:min-integer-digits="1" number:grouping="true"/>
      <number:text>-</number:text>
      <style:map style:condition="value()&gt;=0" style:apply-style-name="N8121P0"/>
    </number:number-style>
    <number:number-style style:name="N8122P0" style:volatile="true" number:language="nl" number:country="NL">
      <number:number number:decimal-places="2" number:min-integer-digits="1" number:grouping="true"/>
      <number:text> </number:text>
    </number:number-style>
    <number:number-style style:name="N8122" number:language="nl" number:country="NL">
      <style:text-properties fo:color="#ff0000"/>
      <number:number number:decimal-places="2" number:min-integer-digits="1" number:grouping="true"/>
      <number:text>-</number:text>
      <style:map style:condition="value()&gt;=0" style:apply-style-name="N8122P0"/>
    </number:number-style>
    <number:number-style style:name="N8123P0" style:volatile="true" number:language="nl" number:country="NL">
      <number:text> </number:text>
      <number:number number:decimal-places="0" number:min-integer-digits="1" number:grouping="true"/>
      <number:text> </number:text>
    </number:number-style>
    <number:number-style style:name="N8123P1" style:volatile="true" number:language="nl" number:country="NL">
      <number:text> </number:text>
      <number:number number:decimal-places="0" number:min-integer-digits="1" number:grouping="true"/>
      <number:text>-</number:text>
    </number:number-style>
    <number:number-style style:name="N8123P2" style:volatile="true" number:language="nl" number:country="NL">
      <number:text> - </number:text>
    </number:number-style>
    <number:text-style style:name="N8123" number:language="nl" number:country="NL">
      <number:text> </number:text>
      <number:text-content/>
      <number:text> </number:text>
      <style:map style:condition="value()&gt;0" style:apply-style-name="N8123P0"/>
      <style:map style:condition="value()&lt;0" style:apply-style-name="N8123P1"/>
      <style:map style:condition="value()=0" style:apply-style-name="N8123P2"/>
    </number:text-style>
    <number:number-style style:name="N8124P0" style:volatile="true" number:language="nl" number:country="NL">
      <number:text> € </number:text>
      <number:number number:decimal-places="0" number:min-integer-digits="1" number:grouping="true"/>
      <number:text> </number:text>
    </number:number-style>
    <number:number-style style:name="N8124P1" style:volatile="true" number:language="nl" number:country="NL">
      <number:text> € </number:text>
      <number:number number:decimal-places="0" number:min-integer-digits="1" number:grouping="true"/>
      <number:text>-</number:text>
    </number:number-style>
    <number:number-style style:name="N8124P2" style:volatile="true" number:language="nl" number:country="NL">
      <number:text> € - </number:text>
    </number:number-style>
    <number:text-style style:name="N8124" number:language="nl" number:country="NL">
      <number:text> </number:text>
      <number:text-content/>
      <number:text> </number:text>
      <style:map style:condition="value()&gt;0" style:apply-style-name="N8124P0"/>
      <style:map style:condition="value()&lt;0" style:apply-style-name="N8124P1"/>
      <style:map style:condition="value()=0" style:apply-style-name="N8124P2"/>
    </number:text-style>
    <number:number-style style:name="N8125P0" style:volatile="true" number:language="nl" number:country="NL">
      <number:text> </number:text>
      <number:number number:decimal-places="2" number:min-integer-digits="1" number:grouping="true"/>
      <number:text> </number:text>
    </number:number-style>
    <number:number-style style:name="N8125P1" style:volatile="true" number:language="nl" number:country="NL">
      <number:text> </number:text>
      <number:number number:decimal-places="2" number:min-integer-digits="1" number:grouping="true"/>
      <number:text>-</number:text>
    </number:number-style>
    <number:number-style style:name="N8125P2" style:volatile="true" number:language="nl" number:country="NL">
      <number:text> -</number:text>
      <number:number number:decimal-places="0" number:min-integer-digits="0"/>
      <number:text> </number:text>
    </number:number-style>
    <number:text-style style:name="N8125" number:language="nl" number:country="NL">
      <number:text> </number:text>
      <number:text-content/>
      <number:text> </number:text>
      <style:map style:condition="value()&gt;0" style:apply-style-name="N8125P0"/>
      <style:map style:condition="value()&lt;0" style:apply-style-name="N8125P1"/>
      <style:map style:condition="value()=0" style:apply-style-name="N8125P2"/>
    </number:text-style>
    <number:number-style style:name="N8126P0" style:volatile="true" number:language="nl" number:country="NL">
      <number:text> € </number:text>
      <number:number number:decimal-places="2" number:min-integer-digits="1" number:grouping="true"/>
      <number:text> </number:text>
    </number:number-style>
    <number:number-style style:name="N8126P1" style:volatile="true" number:language="nl" number:country="NL">
      <number:text> € </number:text>
      <number:number number:decimal-places="2" number:min-integer-digits="1" number:grouping="true"/>
      <number:text>-</number:text>
    </number:number-style>
    <number:number-style style:name="N8126P2" style:volatile="true" number:language="nl" number:country="NL">
      <number:text> € -</number:text>
      <number:number number:decimal-places="0" number:min-integer-digits="0"/>
      <number:text> </number:text>
    </number:number-style>
    <number:text-style style:name="N8126" number:language="nl" number:country="NL">
      <number:text> </number:text>
      <number:text-content/>
      <number:text> </number:text>
      <style:map style:condition="value()&gt;0" style:apply-style-name="N8126P0"/>
      <style:map style:condition="value()&lt;0" style:apply-style-name="N8126P1"/>
      <style:map style:condition="value()=0" style:apply-style-name="N8126P2"/>
    </number:text-style>
    <number:time-style style:name="N8127" number:language="nl" number:country="NL">
      <number:minutes number:style="long"/>
      <number:text>:</number:text>
      <number:seconds number:style="long"/>
    </number:time-style>
    <number:time-style style:name="N8128" number:language="nl" number:country="NL" number:truncate-on-overflow="false">
      <number:hours/>
      <number:text>:</number:text>
      <number:minutes number:style="long"/>
      <number:text>:</number:text>
      <number:seconds number:style="long"/>
    </number:time-style>
    <number:time-style style:name="N8129" number:language="nl" number:country="NL">
      <number:minutes number:style="long"/>
      <number:text>:</number:text>
      <number:seconds number:style="long" number:decimal-places="1"/>
    </number:time-style>
    <number:number-style style:name="N8130" number:language="nl" number:country="NL">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3-08">08-03-2025</text:date>, <text:time>20:35:44</text:time></text:p>
        </style:region-right>
      </style:header>
      <style:header-left style:display="false"/>
      <style:footer>
        <text:p>Pagina <text:page-number>1</text:page-number> / <text:page-count>99</text:page-count></text:p>
      </style:footer>
      <style:footer-left style:display="false"/>
    </style:master-page>
    <style:master-page style:name="PageStyle_5f_Metadata" style:display-name="PageStyle_Metadata" style:page-layout-name="Mpm3">
      <style:header style:display="false"/>
      <style:header-left style:display="false"/>
      <style:footer style:display="false"/>
      <style:footer-left style:display="false"/>
    </style:master-page>
    <style:master-page style:name="PageStyle_5f_Emissies" style:display-name="PageStyle_Emissi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5-03-08T20:35:44.20</dc:date>
    <dc:creator>Richard Zijlstra</dc:creator>
    <meta:document-statistic meta:table-count="2" meta:cell-count="1769" meta:object-count="0"/>
    <meta:generator>OpenOffice/4.1.15$Win32 OpenOffice.org_project/4115m2$Build-9813</meta:generator>
  </office:meta>
</office:document-meta>
</file>